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Table1" style:family="table">
      <style:table-properties style:width="16.51cm" style:rel-width="100%" fo:margin-left="-0.191cm" fo:margin-top="0cm" fo:margin-bottom="0cm" table:align="left" style:writing-mode="lr-tb"/>
    </style:style>
    <style:style style:name="Table1.A" style:family="table-column">
      <style:table-column-properties style:column-width="4.207cm" style:rel-column-width="2385*"/>
    </style:style>
    <style:style style:name="Table1.B" style:family="table-column">
      <style:table-column-properties style:column-width="5.583cm" style:rel-column-width="3165*"/>
    </style:style>
    <style:style style:name="Table1.C" style:family="table-column">
      <style:table-column-properties style:column-width="6.72cm" style:rel-column-width="3810*"/>
    </style:style>
    <style:style style:name="Table1.1" style:family="table-row">
      <style:table-row-properties fo:keep-together="auto"/>
    </style:style>
    <style:style style:name="Table1.A1" style:family="table-cell">
      <style:table-cell-properties style:vertical-align="bottom" fo:padding-left="0.191cm" fo:padding-right="0.191cm" fo:padding-top="0cm" fo:padding-bottom="0cm" fo:border-left="none" fo:border-right="none" fo:border-top="none" fo:border-bottom="0.75pt solid #000000"/>
    </style:style>
    <style:style style:name="Table1.A2" style:family="table-cell">
      <style:table-cell-properties fo:padding-left="0.191cm" fo:padding-right="0.191cm" fo:padding-top="0cm" fo:padding-bottom="0cm" fo:border="none"/>
    </style:style>
    <style:style style:name="Table1.B2" style:family="table-cell">
      <style:table-cell-properties fo:padding-left="0.191cm" fo:padding-right="0.191cm" fo:padding-top="0cm" fo:padding-bottom="0cm" fo:border="none"/>
    </style:style>
    <style:style style:name="Table1.C2" style:family="table-cell">
      <style:table-cell-properties fo:padding-left="0.191cm" fo:padding-right="0.191cm" fo:padding-top="0cm" fo:padding-bottom="0cm" fo:border="none"/>
    </style:style>
    <style:style style:name="Table1.A3" style:family="table-cell">
      <style:table-cell-properties fo:padding-left="0.191cm" fo:padding-right="0.191cm" fo:padding-top="0cm" fo:padding-bottom="0cm" fo:border="none"/>
    </style:style>
    <style:style style:name="Table1.B3" style:family="table-cell">
      <style:table-cell-properties fo:padding-left="0.191cm" fo:padding-right="0.191cm" fo:padding-top="0cm" fo:padding-bottom="0cm" fo:border="none"/>
    </style:style>
    <style:style style:name="Table1.C3" style:family="table-cell">
      <style:table-cell-properties fo:padding-left="0.191cm" fo:padding-right="0.191cm" fo:padding-top="0cm" fo:padding-bottom="0cm" fo:border="none"/>
    </style:style>
    <style:style style:name="Table1.A4" style:family="table-cell">
      <style:table-cell-properties fo:padding-left="0.191cm" fo:padding-right="0.191cm" fo:padding-top="0cm" fo:padding-bottom="0cm" fo:border="none"/>
    </style:style>
    <style:style style:name="Table1.B4" style:family="table-cell">
      <style:table-cell-properties fo:padding-left="0.191cm" fo:padding-right="0.191cm" fo:padding-top="0cm" fo:padding-bottom="0cm" fo:border="none"/>
    </style:style>
    <style:style style:name="Table1.C4" style:family="table-cell">
      <style:table-cell-properties fo:padding-left="0.191cm" fo:padding-right="0.191cm" fo:padding-top="0cm" fo:padding-bottom="0cm" fo:border="none"/>
    </style:style>
    <style:style style:name="Table1.A5" style:family="table-cell">
      <style:table-cell-properties fo:padding-left="0.191cm" fo:padding-right="0.191cm" fo:padding-top="0cm" fo:padding-bottom="0cm" fo:border="none"/>
    </style:style>
    <style:style style:name="Table1.B5" style:family="table-cell">
      <style:table-cell-properties fo:padding-left="0.191cm" fo:padding-right="0.191cm" fo:padding-top="0cm" fo:padding-bottom="0cm" fo:border="none"/>
    </style:style>
    <style:style style:name="Table1.C5" style:family="table-cell">
      <style:table-cell-properties fo:padding-left="0.191cm" fo:padding-right="0.191cm" fo:padding-top="0cm" fo:padding-bottom="0cm" fo:border="none"/>
    </style:style>
    <style:style style:name="Table1.A6" style:family="table-cell">
      <style:table-cell-properties fo:padding-left="0.191cm" fo:padding-right="0.191cm" fo:padding-top="0cm" fo:padding-bottom="0cm" fo:border="none"/>
    </style:style>
    <style:style style:name="Table1.B6" style:family="table-cell">
      <style:table-cell-properties fo:padding-left="0.191cm" fo:padding-right="0.191cm" fo:padding-top="0cm" fo:padding-bottom="0cm" fo:border="none"/>
    </style:style>
    <style:style style:name="Table1.C6" style:family="table-cell">
      <style:table-cell-properties fo:padding-left="0.191cm" fo:padding-right="0.191cm" fo:padding-top="0cm" fo:padding-bottom="0cm" fo:border="none"/>
    </style:style>
    <style:style style:name="Table1.A7" style:family="table-cell">
      <style:table-cell-properties fo:padding-left="0.191cm" fo:padding-right="0.191cm" fo:padding-top="0cm" fo:padding-bottom="0cm" fo:border="none"/>
    </style:style>
    <style:style style:name="Table1.B7" style:family="table-cell">
      <style:table-cell-properties fo:padding-left="0.191cm" fo:padding-right="0.191cm" fo:padding-top="0cm" fo:padding-bottom="0cm" fo:border="none"/>
    </style:style>
    <style:style style:name="Table1.C7" style:family="table-cell">
      <style:table-cell-properties fo:padding-left="0.191cm" fo:padding-right="0.191cm" fo:padding-top="0cm" fo:padding-bottom="0cm" fo:border="none"/>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C8" style:family="table-cell">
      <style:table-cell-properties fo:padding-left="0.191cm" fo:padding-right="0.191cm" fo:padding-top="0cm" fo:padding-bottom="0cm" fo:border="none"/>
    </style:style>
    <style:style style:name="Table1.A9" style:family="table-cell">
      <style:table-cell-properties fo:padding-left="0.191cm" fo:padding-right="0.191cm" fo:padding-top="0cm" fo:padding-bottom="0cm" fo:border="none"/>
    </style:style>
    <style:style style:name="Table1.B9" style:family="table-cell">
      <style:table-cell-properties fo:padding-left="0.191cm" fo:padding-right="0.191cm" fo:padding-top="0cm" fo:padding-bottom="0cm" fo:border="none"/>
    </style:style>
    <style:style style:name="Table1.C9" style:family="table-cell">
      <style:table-cell-properties fo:padding-left="0.191cm" fo:padding-right="0.191cm" fo:padding-top="0cm" fo:padding-bottom="0cm" fo:border="none"/>
    </style:style>
    <style:style style:name="P1" style:family="paragraph" style:parent-style-name="TOC_20_1">
      <style:paragraph-properties fo:break-before="page">
        <style:tab-stops>
          <style:tab-stop style:position="16.51cm" style:type="right" style:leader-style="dotted" style:leader-text="."/>
        </style:tab-stops>
      </style:paragraph-properties>
    </style:style>
    <style:style style:name="P2" style:family="paragraph" style:parent-style-name="First_20_Paragraph">
      <style:paragraph-properties fo:break-before="page"/>
      <style:text-properties fo:language="zxx" fo:country="none" style:language-asian="zxx" style:country-asian="none" style:language-complex="zxx" style:country-complex="none"/>
    </style:style>
    <style:style style:name="P3" style:family="paragraph" style:parent-style-name="Normal">
      <style:paragraph-properties fo:break-before="page"/>
      <style:text-properties fo:language="zxx" fo:country="none" style:language-asian="zxx" style:country-asian="none" style:language-complex="zxx" style:country-complex="none"/>
    </style:style>
    <style:style style:name="P4" style:family="paragraph" style:parent-style-name="TOC_20_1">
      <style:paragraph-properties>
        <style:tab-stops>
          <style:tab-stop style:position="16.51cm" style:type="right" style:leader-style="dotted" style:leader-text="."/>
        </style:tab-stops>
      </style:paragraph-properties>
    </style:style>
    <style:style style:name="P5" style:family="paragraph" style:parent-style-name="TOC_20_3">
      <style:paragraph-properties>
        <style:tab-stops>
          <style:tab-stop style:position="15.734cm" style:type="right" style:leader-style="dotted" style:leader-text="."/>
        </style:tab-stops>
      </style:paragraph-properties>
    </style:style>
    <style:style style:name="P6" style:family="paragraph" style:parent-style-name="TOC_20_3">
      <style:paragraph-properties>
        <style:tab-stops>
          <style:tab-stop style:position="15.734cm" style:type="right" style:leader-style="dotted" style:leader-text="."/>
        </style:tab-stops>
      </style:paragraph-properties>
      <style:text-properties fo:language="zxx" fo:country="none" style:language-asian="zxx" style:country-asian="none" style:language-complex="zxx" style:country-complex="none"/>
    </style:style>
    <style:style style:name="P7" style:family="paragraph" style:parent-style-name="List_20_Paragraph">
      <style:paragraph-properties fo:margin-top="0cm" fo:margin-bottom="0cm" loext:contextual-spacing="false"/>
      <style:text-properties style:font-name="Cambria" fo:language="zxx" fo:country="none" fo:font-weight="bold" style:font-name-asian="Cambria" style:language-asian="zxx" style:country-asian="none" style:font-weight-asian="bold" style:font-name-complex="Cambria" style:language-complex="zxx" style:country-complex="none" style:font-weight-complex="bold"/>
    </style:style>
    <style:style style:name="P8" style:family="paragraph" style:parent-style-name="Body_20_Text">
      <style:paragraph-properties fo:margin-top="0cm" fo:margin-bottom="0cm" loext:contextual-spacing="false"/>
      <style:text-properties fo:language="zxx" fo:country="none" style:language-asian="zxx" style:country-asian="none" style:language-complex="zxx" style:country-complex="none"/>
    </style:style>
    <style:style style:name="P9" style:family="paragraph" style:parent-style-name="Body_20_Text">
      <style:paragraph-properties fo:margin-top="0cm" fo:margin-bottom="0cm" loext:contextual-spacing="false" fo:line-height="100%"/>
      <style:text-properties fo:font-size="12pt" fo:language="zxx" fo:country="none" style:font-size-asian="12pt" style:language-asian="zxx" style:country-asian="none" style:font-size-complex="12pt" style:language-complex="zxx" style:country-complex="none"/>
    </style:style>
    <style:style style:name="P10" style:family="paragraph" style:parent-style-name="Body_20_Text">
      <style:paragraph-properties fo:margin-top="0cm" fo:margin-bottom="0cm" loext:contextual-spacing="false" fo:line-height="100%"/>
    </style:style>
    <style:style style:name="P11" style:family="paragraph" style:parent-style-name="Body_20_Text">
      <style:paragraph-properties fo:margin-top="0cm" fo:margin-bottom="0cm" loext:contextual-spacing="false" fo:line-height="100%"/>
      <style:text-properties officeooo:paragraph-rsid="00026c1c"/>
    </style:style>
    <style:style style:name="P12" style:family="paragraph" style:parent-style-name="Body_20_Text">
      <style:paragraph-properties fo:margin-top="0cm" fo:margin-bottom="0cm" loext:contextual-spacing="false"/>
      <style:text-properties officeooo:paragraph-rsid="00026c1c"/>
    </style:style>
    <style:style style:name="P13" style:family="paragraph" style:parent-style-name="Body_20_Text">
      <style:text-propertie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14" style:family="paragraph" style:parent-style-name="Body_20_Text">
      <style:text-properties fo:language="zxx" fo:country="none" style:language-asian="zxx" style:country-asian="none" style:language-complex="zxx" style:country-complex="none"/>
    </style:style>
    <style:style style:name="P15" style:family="paragraph" style:parent-style-name="Body_20_Text">
      <style:text-properties fo:language="zxx" fo:country="none" officeooo:paragraph-rsid="00026c1c" style:language-asian="zxx" style:country-asian="none" style:language-complex="zxx" style:country-complex="none"/>
    </style:style>
    <style:style style:name="P16" style:family="paragraph" style:parent-style-name="Body_20_Text">
      <style:text-properties fo:language="zxx" fo:country="none" officeooo:paragraph-rsid="0003dfcb" style:language-asian="zxx" style:country-asian="none" style:language-complex="zxx" style:country-complex="none"/>
    </style:style>
    <style:style style:name="P17" style:family="paragraph" style:parent-style-name="Body_20_Text">
      <style:text-properties fo:font-size="20pt" fo:language="zxx" fo:country="none" officeooo:rsid="00025553" officeooo:paragraph-rsid="00025553" style:font-size-asian="48pt" style:language-asian="zxx" style:country-asian="none" style:font-size-complex="48pt" style:language-complex="zxx" style:country-complex="none"/>
    </style:style>
    <style:style style:name="P18" style:family="paragraph" style:parent-style-name="Compact">
      <style:paragraph-properties fo:line-height="100%" fo:text-align="start" style:justify-single-word="false"/>
      <style:text-properties fo:language="zxx" fo:country="none" officeooo:paragraph-rsid="00025553" style:language-asian="zxx" style:country-asian="none" style:language-complex="zxx" style:country-complex="none"/>
    </style:style>
    <style:style style:name="P19" style:family="paragraph" style:parent-style-name="Compact">
      <style:paragraph-properties fo:line-height="100%" fo:text-align="start" style:justify-single-word="false"/>
      <style:text-properties fo:language="zxx" fo:country="none" fo:font-weight="bold" officeooo:paragraph-rsid="00025553" style:language-asian="zxx" style:country-asian="none" style:font-weight-asian="bold" style:language-complex="zxx" style:country-complex="none" style:font-weight-complex="bold"/>
    </style:style>
    <style:style style:name="P20" style:family="paragraph" style:parent-style-name="First_20_Paragraph">
      <style:text-properties fo:language="zxx" fo:country="none" style:language-asian="zxx" style:country-asian="none" style:language-complex="zxx" style:country-complex="none"/>
    </style:style>
    <style:style style:name="P21" style:family="paragraph" style:parent-style-name="Standard">
      <style:text-properties fo:language="zxx" fo:country="none" officeooo:paragraph-rsid="00025553" style:language-asian="zxx" style:country-asian="none" style:language-complex="zxx" style:country-complex="none"/>
    </style:style>
    <style:style style:name="P22" style:family="paragraph" style:parent-style-name="Body_20_Text">
      <style:text-properties fo:language="zxx" fo:country="none" officeooo:rsid="0003dfcb" officeooo:paragraph-rsid="0003dfcb" style:language-asian="zxx" style:country-asian="none" style:language-complex="zxx" style:country-complex="none"/>
    </style:style>
    <style:style style:name="P23" style:family="paragraph" style:parent-style-name="Body_20_Text">
      <style:paragraph-properties fo:break-before="page"/>
      <style:text-properties fo:language="zxx" fo:country="none" officeooo:rsid="0003dfcb" officeooo:paragraph-rsid="0003dfcb" style:language-asian="zxx" style:country-asian="none" style:language-complex="zxx" style:country-complex="none"/>
    </style:style>
    <style:style style:name="P24" style:family="paragraph" style:parent-style-name="First_20_Paragraph" style:master-page-name="MP0">
      <style:paragraph-properties style:page-number="auto" fo:break-before="page"/>
      <style:text-properties fo:font-size="48pt" fo:language="zxx" fo:country="none" style:font-size-asian="48pt" style:language-asian="zxx" style:country-asian="none" style:font-size-complex="48pt" style:language-complex="zxx" style:country-complex="none"/>
    </style:style>
    <style:style style:name="P25" style:family="paragraph" style:parent-style-name="Heading_20_1">
      <style:paragraph-properties fo:text-align="center" style:justify-single-word="false"/>
    </style:style>
    <style:style style:name="P26" style:family="paragraph" style:parent-style-name="Heading_20_1">
      <style:text-properties fo:language="zxx" fo:country="none" style:language-asian="zxx" style:country-asian="none" style:language-complex="zxx" style:country-complex="none"/>
    </style:style>
    <style:style style:name="P27" style:family="paragraph" style:parent-style-name="Heading_20_1">
      <style:paragraph-properties fo:break-before="page"/>
      <style:text-properties officeooo:paragraph-rsid="00026c1c"/>
    </style:style>
    <style:style style:name="P28" style:family="paragraph" style:parent-style-name="Heading_20_3">
      <style:text-properties fo:language="zxx" fo:country="none" style:language-asian="zxx" style:country-asian="none" style:language-complex="zxx" style:country-complex="none"/>
    </style:style>
    <style:style style:name="P29" style:family="paragraph" style:parent-style-name="Heading_20_3">
      <style:paragraph-properties fo:break-before="page"/>
      <style:text-properties fo:language="zxx" fo:country="none" style:language-asian="zxx" style:country-asian="none" style:language-complex="zxx" style:country-complex="none"/>
    </style:style>
    <style:style style:name="P30" style:family="paragraph" style:parent-style-name="Normal" style:list-style-name="L1"/>
    <style:style style:name="P31" style:family="paragraph" style:parent-style-name="Normal" style:list-style-name="L2"/>
    <style:style style:name="P32" style:family="paragraph" style:parent-style-name="Normal" style:list-style-name="L3"/>
    <style:style style:name="P33" style:family="paragraph" style:parent-style-name="Normal" style:list-style-name="L4"/>
    <style:style style:name="P34" style:family="paragraph" style:parent-style-name="Normal" style:list-style-name="L5"/>
    <style:style style:name="P35" style:family="paragraph" style:parent-style-name="Normal" style:list-style-name="L6"/>
    <style:style style:name="P36" style:family="paragraph" style:parent-style-name="Normal" style:list-style-name="L7"/>
    <style:style style:name="P37" style:family="paragraph" style:parent-style-name="Normal" style:list-style-name="L8"/>
    <style:style style:name="P38" style:family="paragraph" style:parent-style-name="Normal" style:list-style-name="L9"/>
    <style:style style:name="P39" style:family="paragraph" style:parent-style-name="Normal" style:list-style-name="L10"/>
    <style:style style:name="P40" style:family="paragraph" style:parent-style-name="Normal" style:list-style-name="L11"/>
    <style:style style:name="P41" style:family="paragraph" style:parent-style-name="Normal" style:list-style-name="L12"/>
    <style:style style:name="P42" style:family="paragraph" style:parent-style-name="Normal" style:list-style-name="L13"/>
    <style:style style:name="P43" style:family="paragraph" style:parent-style-name="Normal" style:list-style-name="L14"/>
    <style:style style:name="P44" style:family="paragraph" style:parent-style-name="Normal" style:list-style-name="L15"/>
    <style:style style:name="P45" style:family="paragraph" style:parent-style-name="Normal" style:list-style-name="L16"/>
    <style:style style:name="P46" style:family="paragraph" style:parent-style-name="Normal" style:list-style-name="L17"/>
    <style:style style:name="P47" style:family="paragraph" style:parent-style-name="Normal" style:list-style-name="L18"/>
    <style:style style:name="P48" style:family="paragraph" style:parent-style-name="Normal" style:list-style-name="L19">
      <style:text-properties fo:language="zxx" fo:country="none" style:language-asian="zxx" style:country-asian="none" style:language-complex="zxx" style:country-complex="none"/>
    </style:style>
    <style:style style:name="P49" style:family="paragraph" style:parent-style-name="Normal" style:list-style-name="L20"/>
    <style:style style:name="P50" style:family="paragraph" style:parent-style-name="Normal" style:list-style-name="L21"/>
    <style:style style:name="P51" style:family="paragraph" style:parent-style-name="Normal" style:list-style-name="L22"/>
    <style:style style:name="P52" style:family="paragraph" style:parent-style-name="Normal" style:list-style-name="L23"/>
    <style:style style:name="P53" style:family="paragraph" style:parent-style-name="TOC_20_3">
      <style:paragraph-properties>
        <style:tab-stops>
          <style:tab-stop style:position="15.734cm" style:type="right" style:leader-style="dotted" style:leader-text="."/>
        </style:tab-stops>
      </style:paragraph-properties>
    </style:style>
    <style:style style:name="P54" style:family="paragraph">
      <loext:graphic-properties draw:fill="solid" draw:fill-color="#ffffff" draw:opacity="100%"/>
    </style:style>
    <style:style style:name="T1" style:family="text">
      <style:text-properties fo:font-size="20pt" fo:language="zxx" fo:country="none" style:font-size-asian="20pt" style:language-asian="zxx" style:country-asian="none" style:font-size-complex="20pt" style:language-complex="zxx" style:country-complex="none"/>
    </style:style>
    <style:style style:name="T2" style:family="text">
      <style:text-properties fo:font-size="20pt" fo:language="zxx" fo:country="none" officeooo:rsid="00025553" style:font-size-asian="20pt" style:language-asian="zxx" style:country-asian="none" style:font-size-complex="20pt" style:language-complex="zxx" style:country-complex="none"/>
    </style:style>
    <style:style style:name="T3" style:family="text">
      <style:text-properties fo:font-size="120pt" fo:language="zxx" fo:country="none" style:font-size-asian="120pt" style:language-asian="zxx" style:country-asian="none" style:font-size-complex="120pt" style:language-complex="zxx" style:country-complex="none"/>
    </style:style>
    <style:style style:name="T4" style:family="text">
      <style:text-properties fo:language="zxx" fo:country="none" style:language-asian="zxx" style:country-asian="none" style:language-complex="zxx" style:country-complex="none"/>
    </style:style>
    <style:style style:name="T5" style:family="text">
      <style:text-properties fo:language="zxx" fo:country="none" officeooo:rsid="00026c1c" style:language-asian="zxx" style:country-asian="none" style:language-complex="zxx" style:country-complex="none"/>
    </style:style>
    <style:style style:name="T6" style:family="text">
      <style:text-properties fo:language="zxx" fo:country="none" fo:font-weight="bold" style:language-asian="zxx" style:country-asian="none" style:font-weight-asian="bold" style:language-complex="zxx" style:country-complex="none" style:font-weight-complex="bold"/>
    </style:style>
    <style:style style:name="T7" style:family="text">
      <style:text-properties fo:language="zxx" fo:country="none" fo:font-style="italic" style:language-asian="zxx" style:country-asian="none" style:font-style-asian="italic" style:language-complex="zxx" style:country-complex="none" style:font-style-complex="italic"/>
    </style:style>
    <style:style style:name="T8" style:family="text">
      <style:text-properties fo:font-size="12pt" fo:language="zxx" fo:country="none" style:font-size-asian="12pt" style:language-asian="zxx" style:country-asian="none" style:font-size-complex="12pt" style:language-complex="zxx" style:country-complex="none"/>
    </style:style>
    <style:style style:name="T9" style:family="text">
      <style:text-properties officeooo:rsid="00026c1c"/>
    </style:style>
    <style:style style:name="T10" style:family="text">
      <style:text-properties officeooo:rsid="0003bc4e"/>
    </style:style>
    <style:style style:name="T11" style:family="text">
      <style:text-properties officeooo:rsid="0004c18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LVL1" text:bullet-char="">
        <style:list-level-properties text:list-level-position-and-space-mode="label-alignment">
          <style:list-level-label-alignment text:label-followed-by="listtab" fo:text-indent="-0.847cm" fo:margin-left="1.27cm"/>
        </style:list-level-properties>
        <style:text-properties style:font-name="Symbol"/>
      </text:list-level-style-bullet>
      <text:list-level-style-bullet text:level="2" text:style-name="WW_5f_CharLFO2LVL2" text:bullet-char="">
        <style:list-level-properties text:list-level-position-and-space-mode="label-alignment">
          <style:list-level-label-alignment text:label-followed-by="listtab" fo:text-indent="-0.847cm" fo:margin-left="2.54cm"/>
        </style:list-level-properties>
        <style:text-properties style:font-name="Symbol"/>
      </text:list-level-style-bullet>
      <text:list-level-style-bullet text:level="3" text:style-name="WW_5f_CharLFO2LVL3" text:bullet-char="">
        <style:list-level-properties text:list-level-position-and-space-mode="label-alignment">
          <style:list-level-label-alignment text:label-followed-by="listtab" fo:text-indent="-0.847cm" fo:margin-left="3.81cm"/>
        </style:list-level-properties>
        <style:text-properties style:font-name="Symbol"/>
      </text:list-level-style-bullet>
      <text:list-level-style-bullet text:level="4" text:style-name="WW_5f_CharLFO2LVL4" text:bullet-char="">
        <style:list-level-properties text:list-level-position-and-space-mode="label-alignment">
          <style:list-level-label-alignment text:label-followed-by="listtab" fo:text-indent="-0.847cm" fo:margin-left="5.08cm"/>
        </style:list-level-properties>
        <style:text-properties style:font-name="Symbol"/>
      </text:list-level-style-bullet>
      <text:list-level-style-bullet text:level="5" text:style-name="WW_5f_CharLFO2LVL5" text:bullet-char="">
        <style:list-level-properties text:list-level-position-and-space-mode="label-alignment">
          <style:list-level-label-alignment text:label-followed-by="listtab" fo:text-indent="-0.847cm" fo:margin-left="6.35cm"/>
        </style:list-level-properties>
        <style:text-properties style:font-name="Symbol"/>
      </text:list-level-style-bullet>
      <text:list-level-style-bullet text:level="6" text:style-name="WW_5f_CharLFO2LVL6" text:bullet-char="">
        <style:list-level-properties text:list-level-position-and-space-mode="label-alignment">
          <style:list-level-label-alignment text:label-followed-by="listtab" fo:text-indent="-0.847cm" fo:margin-left="7.62cm"/>
        </style:list-level-properties>
        <style:text-properties style:font-name="Symbol"/>
      </text:list-level-style-bullet>
      <text:list-level-style-bullet text:level="7" text:style-name="WW_5f_CharLFO2LVL7" text:bullet-char="">
        <style:list-level-properties text:list-level-position-and-space-mode="label-alignment">
          <style:list-level-label-alignment text:label-followed-by="listtab" fo:text-indent="-0.847cm" fo:margin-left="8.89cm"/>
        </style:list-level-properties>
        <style:text-properties style:font-name="Symbol"/>
      </text:list-level-style-bullet>
      <text:list-level-style-bullet text:level="8" text:style-name="WW_5f_CharLFO2LVL8" text:bullet-char="">
        <style:list-level-properties text:list-level-position-and-space-mode="label-alignment">
          <style:list-level-label-alignment text:label-followed-by="listtab" fo:text-indent="-0.847cm" fo:margin-left="10.16cm"/>
        </style:list-level-properties>
        <style:text-properties style:font-name="Symbol"/>
      </text:list-level-style-bullet>
      <text:list-level-style-bullet text:level="9" text:style-name="WW_5f_CharLFO2LVL9" text:bullet-char="">
        <style:list-level-properties text:list-level-position-and-space-mode="label-alignment">
          <style:list-level-label-alignment text:label-followed-by="listtab" fo:text-indent="-0.847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847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847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847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847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84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fill="solid" draw:fill-color="#ffffff" draw:opacity="100%" fo:min-height="0cm" fo:min-width="0cm" style:run-through="back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O Super Hétero</text:p>
      <text:p text:style-name="P17">PRIMEIRA EDIÇÃO </text:p>
      <text:p text:style-name="Body_20_Text"><text:span text:style-name="Default_20_Paragraph_20_Font"><text:span text:style-name="T1">Rodrigo Rodriguez </text:span></text:span><text:span text:style-name="Default_20_Paragraph_20_Font"><text:span text:style-name="T2">com</text:span></text:span><text:span text:style-name="Default_20_Paragraph_20_Font"><text:span text:style-name="T1"> </text:span></text:span><text:span text:style-name="Default_20_Paragraph_20_Font"><text:span text:style-name="T2">LLMs </text:span></text:span><text:span text:style-name="Default_20_Paragraph_20_Font"><text:span text:style-name="T1">Claude Sonet </text:span></text:span><text:span text:style-name="Default_20_Paragraph_20_Font"><text:span text:style-name="T2">e GPT-4.</text:span></text:span></text:p>
      <text:p text:style-name="Body_20_Text"><text:span text:style-name="Default_20_Paragraph_20_Font"><text:span text:style-name="T6">TOC de Orientação Sexual: O Combate da Mente Masculina</text:span></text:span></text:p>
      <text:p text:style-name="Normal"><text:span text:style-name="Default_20_Paragraph_20_Font"><text:span text:style-name="T4"><draw:custom-shape text:anchor-type="as-char" draw:z-index="0" draw:name="Rectangle 1" draw:style-name="gr1" draw:text-style-name="P54" svg:width="16.513cm" svg:height="0.055cm"><text:p/><draw:enhanced-geometry svg:viewBox="0 0 21600 21600" draw:type="non-primitive" draw:enhanced-path="M 0 0 L 21600 0 21600 21600 0 21600 Z N"/></draw:custom-shape></text:span></text:span></text:p>
      <text:table-of-content text:style-name="Sect1" text:name="_TOC0">
        <text:table-of-content-source text:outline-level="9"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Toc849681844" office:target-frame-name="_top" xlink:show="replace" text:style-name="Internet_20_link" text:visited-style-name="Visited_20_Internet_20_Link"><text:span text:style-name="Hyperlink"><text:span text:style-name="T4">Capítulo 1: TOC e a Batalha Contra a Sua Própria Mente</text:span></text:span></text:a><text:a xlink:type="simple" xlink:href="#_Toc849681844" office:target-frame-name="_top" xlink:show="replace" text:style-name="Internet_20_link" text:visited-style-name="Visited_20_Internet_20_Link"><text:span text:style-name="T4"><text:tab/></text:span></text:a><text:a xlink:type="simple" xlink:href="#_Toc849681844" office:target-frame-name="_top" xlink:show="replace" text:style-name="Internet_20_link" text:visited-style-name="Visited_20_Internet_20_Link"><text:span text:style-name="Hyperlink"><text:span text:style-name="T4">2</text:span></text:span></text:a></text:p>
          <text:p text:style-name="P4"><text:a xlink:type="simple" xlink:href="#_Toc1333637184" office:target-frame-name="_top" xlink:show="replace" text:style-name="Internet_20_link" text:visited-style-name="Visited_20_Internet_20_Link"><text:span text:style-name="Hyperlink"><text:span text:style-name="T4">Capítulo 2: TOC ou Exploração Natural? O Campo Minado da Dúvida</text:span></text:span></text:a><text:a xlink:type="simple" xlink:href="#_Toc1333637184" office:target-frame-name="_top" xlink:show="replace" text:style-name="Internet_20_link" text:visited-style-name="Visited_20_Internet_20_Link"><text:span text:style-name="T4"><text:tab/></text:span></text:a><text:a xlink:type="simple" xlink:href="#_Toc1333637184" office:target-frame-name="_top" xlink:show="replace" text:style-name="Internet_20_link" text:visited-style-name="Visited_20_Internet_20_Link"><text:span text:style-name="Hyperlink"><text:span text:style-name="T4">5</text:span></text:span></text:a></text:p>
          <text:p text:style-name="P4"><text:a xlink:type="simple" xlink:href="#_Toc1703886582" office:target-frame-name="_top" xlink:show="replace" text:style-name="Internet_20_link" text:visited-style-name="Visited_20_Internet_20_Link"><text:span text:style-name="Hyperlink"><text:span text:style-name="T4">Capítulo 3: O Ciclo de Obsessão e Compulsão</text:span></text:span></text:a><text:a xlink:type="simple" xlink:href="#_Toc1703886582" office:target-frame-name="_top" xlink:show="replace" text:style-name="Internet_20_link" text:visited-style-name="Visited_20_Internet_20_Link"><text:span text:style-name="T4"><text:tab/></text:span></text:a><text:a xlink:type="simple" xlink:href="#_Toc1703886582" office:target-frame-name="_top" xlink:show="replace" text:style-name="Internet_20_link" text:visited-style-name="Visited_20_Internet_20_Link"><text:span text:style-name="Hyperlink"><text:span text:style-name="T4">7</text:span></text:span></text:a></text:p>
          <text:p text:style-name="P5"><text:a xlink:type="simple" xlink:href="#_Toc285680231" office:target-frame-name="_top" xlink:show="replace" text:style-name="Internet_20_link" text:visited-style-name="Visited_20_Internet_20_Link"><text:span text:style-name="Hyperlink"><text:span text:style-name="T4">Os Tipos de TOC-OS</text:span></text:span></text:a><text:a xlink:type="simple" xlink:href="#_Toc285680231" office:target-frame-name="_top" xlink:show="replace" text:style-name="Internet_20_link" text:visited-style-name="Visited_20_Internet_20_Link"><text:span text:style-name="T4"><text:tab/></text:span></text:a><text:a xlink:type="simple" xlink:href="#_Toc285680231" office:target-frame-name="_top" xlink:show="replace" text:style-name="Internet_20_link" text:visited-style-name="Visited_20_Internet_20_Link"><text:span text:style-name="Hyperlink"><text:span text:style-name="T4">9</text:span></text:span></text:a></text:p>
          <text:p text:style-name="P5"><text:a xlink:type="simple" xlink:href="#_Toc650096829" office:target-frame-name="_top" xlink:show="replace" text:style-name="Internet_20_link" text:visited-style-name="Visited_20_Internet_20_Link"><text:span text:style-name="Hyperlink"><text:span text:style-name="T4">O Impacto do Ciclo na Vida Diária</text:span></text:span></text:a><text:a xlink:type="simple" xlink:href="#_Toc650096829" office:target-frame-name="_top" xlink:show="replace" text:style-name="Internet_20_link" text:visited-style-name="Visited_20_Internet_20_Link"><text:span text:style-name="T4"><text:tab/></text:span></text:a><text:a xlink:type="simple" xlink:href="#_Toc650096829" office:target-frame-name="_top" xlink:show="replace" text:style-name="Internet_20_link" text:visited-style-name="Visited_20_Internet_20_Link"><text:span text:style-name="Hyperlink"><text:span text:style-name="T4">10</text:span></text:span></text:a></text:p>
          <text:p text:style-name="P5"><text:a xlink:type="simple" xlink:href="#_Toc1747420784" office:target-frame-name="_top" xlink:show="replace" text:style-name="Internet_20_link" text:visited-style-name="Visited_20_Internet_20_Link"><text:span text:style-name="Hyperlink"><text:span text:style-name="T4">Como Enfrentar o Ciclo</text:span></text:span></text:a><text:a xlink:type="simple" xlink:href="#_Toc1747420784" office:target-frame-name="_top" xlink:show="replace" text:style-name="Internet_20_link" text:visited-style-name="Visited_20_Internet_20_Link"><text:span text:style-name="T4"><text:tab/></text:span></text:a><text:a xlink:type="simple" xlink:href="#_Toc1747420784" office:target-frame-name="_top" xlink:show="replace" text:style-name="Internet_20_link" text:visited-style-name="Visited_20_Internet_20_Link"><text:span text:style-name="Hyperlink"><text:span text:style-name="T4">10</text:span></text:span></text:a></text:p>
          <text:p text:style-name="P4"><text:a xlink:type="simple" xlink:href="#_Toc864754567" office:target-frame-name="_top" xlink:show="replace" text:style-name="Internet_20_link" text:visited-style-name="Visited_20_Internet_20_Link"><text:span text:style-name="Hyperlink"><text:span text:style-name="T4">Capítulo 4: Recuperando o Controle</text:span></text:span></text:a><text:a xlink:type="simple" xlink:href="#_Toc864754567" office:target-frame-name="_top" xlink:show="replace" text:style-name="Internet_20_link" text:visited-style-name="Visited_20_Internet_20_Link"><text:span text:style-name="T4"><text:tab/></text:span></text:a><text:a xlink:type="simple" xlink:href="#_Toc864754567" office:target-frame-name="_top" xlink:show="replace" text:style-name="Internet_20_link" text:visited-style-name="Visited_20_Internet_20_Link"><text:span text:style-name="Hyperlink"><text:span text:style-name="T4">11</text:span></text:span></text:a></text:p>
          <text:p text:style-name="P5"><text:a xlink:type="simple" xlink:href="#_Toc1526716627" office:target-frame-name="_top" xlink:show="replace" text:style-name="Internet_20_link" text:visited-style-name="Visited_20_Internet_20_Link"><text:span text:style-name="Hyperlink"><text:span text:style-name="T4">Reconstruindo a Autoestima</text:span></text:span></text:a><text:a xlink:type="simple" xlink:href="#_Toc1526716627" office:target-frame-name="_top" xlink:show="replace" text:style-name="Internet_20_link" text:visited-style-name="Visited_20_Internet_20_Link"><text:span text:style-name="T4"><text:tab/></text:span></text:a><text:a xlink:type="simple" xlink:href="#_Toc1526716627" office:target-frame-name="_top" xlink:show="replace" text:style-name="Internet_20_link" text:visited-style-name="Visited_20_Internet_20_Link"><text:span text:style-name="Hyperlink"><text:span text:style-name="T4">12</text:span></text:span></text:a></text:p>
          <text:p text:style-name="P5"><text:a xlink:type="simple" xlink:href="#_Toc1692990760" office:target-frame-name="_top" xlink:show="replace" text:style-name="Internet_20_link" text:visited-style-name="Visited_20_Internet_20_Link"><text:span text:style-name="Hyperlink"><text:span text:style-name="T4">Criando uma Rede de Apoio</text:span></text:span></text:a><text:a xlink:type="simple" xlink:href="#_Toc1692990760" office:target-frame-name="_top" xlink:show="replace" text:style-name="Internet_20_link" text:visited-style-name="Visited_20_Internet_20_Link"><text:span text:style-name="T4"><text:tab/></text:span></text:a><text:a xlink:type="simple" xlink:href="#_Toc1692990760" office:target-frame-name="_top" xlink:show="replace" text:style-name="Internet_20_link" text:visited-style-name="Visited_20_Internet_20_Link"><text:span text:style-name="Hyperlink"><text:span text:style-name="T4">13</text:span></text:span></text:a></text:p>
          <text:p text:style-name="P5"><text:a xlink:type="simple" xlink:href="#_Toc897273404" office:target-frame-name="_top" xlink:show="replace" text:style-name="Internet_20_link" text:visited-style-name="Visited_20_Internet_20_Link"><text:span text:style-name="Hyperlink"><text:span text:style-name="T4">Fortalecendo a Mente</text:span></text:span></text:a><text:a xlink:type="simple" xlink:href="#_Toc897273404" office:target-frame-name="_top" xlink:show="replace" text:style-name="Internet_20_link" text:visited-style-name="Visited_20_Internet_20_Link"><text:span text:style-name="T4"><text:tab/></text:span></text:a><text:a xlink:type="simple" xlink:href="#_Toc897273404" office:target-frame-name="_top" xlink:show="replace" text:style-name="Internet_20_link" text:visited-style-name="Visited_20_Internet_20_Link"><text:span text:style-name="Hyperlink"><text:span text:style-name="T4">13</text:span></text:span></text:a></text:p>
          <text:p text:style-name="P5"><text:a xlink:type="simple" xlink:href="#_Toc282742440" office:target-frame-name="_top" xlink:show="replace" text:style-name="Internet_20_link" text:visited-style-name="Visited_20_Internet_20_Link"><text:span text:style-name="Hyperlink"><text:span text:style-name="T4">Redescobrindo Sua Identidade</text:span></text:span></text:a><text:a xlink:type="simple" xlink:href="#_Toc282742440" office:target-frame-name="_top" xlink:show="replace" text:style-name="Internet_20_link" text:visited-style-name="Visited_20_Internet_20_Link"><text:span text:style-name="T4"><text:tab/></text:span></text:a><text:a xlink:type="simple" xlink:href="#_Toc282742440" office:target-frame-name="_top" xlink:show="replace" text:style-name="Internet_20_link" text:visited-style-name="Visited_20_Internet_20_Link"><text:span text:style-name="Hyperlink"><text:span text:style-name="T4">14</text:span></text:span></text:a></text:p>
          <text:p text:style-name="P5"><text:a xlink:type="simple" xlink:href="#_Toc2062055128" office:target-frame-name="_top" xlink:show="replace" text:style-name="Internet_20_link" text:visited-style-name="Visited_20_Internet_20_Link"><text:span text:style-name="Hyperlink"><text:span text:style-name="T4">Deixe o Ciclo no Passado</text:span></text:span></text:a><text:a xlink:type="simple" xlink:href="#_Toc2062055128" office:target-frame-name="_top" xlink:show="replace" text:style-name="Internet_20_link" text:visited-style-name="Visited_20_Internet_20_Link"><text:span text:style-name="T4"><text:tab/></text:span></text:a><text:a xlink:type="simple" xlink:href="#_Toc2062055128" office:target-frame-name="_top" xlink:show="replace" text:style-name="Internet_20_link" text:visited-style-name="Visited_20_Internet_20_Link"><text:span text:style-name="Hyperlink"><text:span text:style-name="T4">14</text:span></text:span></text:a></text:p>
          <text:p text:style-name="P4"><text:a xlink:type="simple" xlink:href="#_Toc794640261" office:target-frame-name="_top" xlink:show="replace" text:style-name="Internet_20_link" text:visited-style-name="Visited_20_Internet_20_Link"><text:span text:style-name="Hyperlink"><text:span text:style-name="T4">Capítulo 5: Desconstruindo o Medo</text:span></text:span></text:a><text:a xlink:type="simple" xlink:href="#_Toc794640261" office:target-frame-name="_top" xlink:show="replace" text:style-name="Internet_20_link" text:visited-style-name="Visited_20_Internet_20_Link"><text:span text:style-name="T4"><text:tab/></text:span></text:a><text:a xlink:type="simple" xlink:href="#_Toc794640261" office:target-frame-name="_top" xlink:show="replace" text:style-name="Internet_20_link" text:visited-style-name="Visited_20_Internet_20_Link"><text:span text:style-name="Hyperlink"><text:span text:style-name="T4">15</text:span></text:span></text:a></text:p>
          <text:p text:style-name="P5"><text:a xlink:type="simple" xlink:href="#_Toc1794124599" office:target-frame-name="_top" xlink:show="replace" text:style-name="Internet_20_link" text:visited-style-name="Visited_20_Internet_20_Link"><text:span text:style-name="Hyperlink"><text:span text:style-name="T4">Identificando e Enfrentando Seus Medos</text:span></text:span></text:a><text:a xlink:type="simple" xlink:href="#_Toc1794124599" office:target-frame-name="_top" xlink:show="replace" text:style-name="Internet_20_link" text:visited-style-name="Visited_20_Internet_20_Link"><text:span text:style-name="T4"><text:tab/></text:span></text:a><text:a xlink:type="simple" xlink:href="#_Toc1794124599" office:target-frame-name="_top" xlink:show="replace" text:style-name="Internet_20_link" text:visited-style-name="Visited_20_Internet_20_Link"><text:span text:style-name="Hyperlink"><text:span text:style-name="T4">16</text:span></text:span></text:a></text:p>
          <text:p text:style-name="P5"><text:a xlink:type="simple" xlink:href="#_Toc1386677186" office:target-frame-name="_top" xlink:show="replace" text:style-name="Internet_20_link" text:visited-style-name="Visited_20_Internet_20_Link"><text:span text:style-name="Hyperlink"><text:span text:style-name="T4">A Falácia do Controle Perfeito</text:span></text:span></text:a><text:a xlink:type="simple" xlink:href="#_Toc1386677186" office:target-frame-name="_top" xlink:show="replace" text:style-name="Internet_20_link" text:visited-style-name="Visited_20_Internet_20_Link"><text:span text:style-name="T4"><text:tab/></text:span></text:a><text:a xlink:type="simple" xlink:href="#_Toc1386677186" office:target-frame-name="_top" xlink:show="replace" text:style-name="Internet_20_link" text:visited-style-name="Visited_20_Internet_20_Link"><text:span text:style-name="Hyperlink"><text:span text:style-name="T4">17</text:span></text:span></text:a></text:p>
          <text:p text:style-name="P5"><text:a xlink:type="simple" xlink:href="#_Toc1844235509" office:target-frame-name="_top" xlink:show="replace" text:style-name="Internet_20_link" text:visited-style-name="Visited_20_Internet_20_Link"><text:span text:style-name="Hyperlink"><text:span text:style-name="T4">Reestruturando a Relação com o Medo</text:span></text:span></text:a><text:a xlink:type="simple" xlink:href="#_Toc1844235509" office:target-frame-name="_top" xlink:show="replace" text:style-name="Internet_20_link" text:visited-style-name="Visited_20_Internet_20_Link"><text:span text:style-name="T4"><text:tab/></text:span></text:a><text:a xlink:type="simple" xlink:href="#_Toc1844235509" office:target-frame-name="_top" xlink:show="replace" text:style-name="Internet_20_link" text:visited-style-name="Visited_20_Internet_20_Link"><text:span text:style-name="Hyperlink"><text:span text:style-name="T4">18</text:span></text:span></text:a></text:p>
          <text:p text:style-name="P5"><text:a xlink:type="simple" xlink:href="#_Toc683926668" office:target-frame-name="_top" xlink:show="replace" text:style-name="Internet_20_link" text:visited-style-name="Visited_20_Internet_20_Link"><text:span text:style-name="Hyperlink"><text:span text:style-name="T4">O Poder da Ação Deliberada</text:span></text:span></text:a><text:a xlink:type="simple" xlink:href="#_Toc683926668" office:target-frame-name="_top" xlink:show="replace" text:style-name="Internet_20_link" text:visited-style-name="Visited_20_Internet_20_Link"><text:span text:style-name="T4"><text:tab/></text:span></text:a><text:a xlink:type="simple" xlink:href="#_Toc683926668" office:target-frame-name="_top" xlink:show="replace" text:style-name="Internet_20_link" text:visited-style-name="Visited_20_Internet_20_Link"><text:span text:style-name="Hyperlink"><text:span text:style-name="T4">18</text:span></text:span></text:a></text:p>
          <text:p text:style-name="P4"><text:a xlink:type="simple" xlink:href="#_Toc2101791338" office:target-frame-name="_top" xlink:show="replace" text:style-name="Internet_20_link" text:visited-style-name="Visited_20_Internet_20_Link"><text:span text:style-name="Hyperlink"><text:span text:style-name="T4">Capítulo 6: Transformando Seu Mundo Interior</text:span></text:span></text:a><text:a xlink:type="simple" xlink:href="#_Toc2101791338" office:target-frame-name="_top" xlink:show="replace" text:style-name="Internet_20_link" text:visited-style-name="Visited_20_Internet_20_Link"><text:span text:style-name="T4"><text:tab/></text:span></text:a><text:a xlink:type="simple" xlink:href="#_Toc2101791338" office:target-frame-name="_top" xlink:show="replace" text:style-name="Internet_20_link" text:visited-style-name="Visited_20_Internet_20_Link"><text:span text:style-name="Hyperlink"><text:span text:style-name="T4">19</text:span></text:span></text:a></text:p>
          <text:p text:style-name="P5"><text:a xlink:type="simple" xlink:href="#_Toc1315127827" office:target-frame-name="_top" xlink:show="replace" text:style-name="Internet_20_link" text:visited-style-name="Visited_20_Internet_20_Link"><text:span text:style-name="Hyperlink"><text:span text:style-name="T4">A Liberdade do Desapego</text:span></text:span></text:a><text:a xlink:type="simple" xlink:href="#_Toc1315127827" office:target-frame-name="_top" xlink:show="replace" text:style-name="Internet_20_link" text:visited-style-name="Visited_20_Internet_20_Link"><text:span text:style-name="T4"><text:tab/></text:span></text:a><text:a xlink:type="simple" xlink:href="#_Toc1315127827" office:target-frame-name="_top" xlink:show="replace" text:style-name="Internet_20_link" text:visited-style-name="Visited_20_Internet_20_Link"><text:span text:style-name="Hyperlink"><text:span text:style-name="T4">21</text:span></text:span></text:a></text:p>
          <text:p text:style-name="P4"><text:a xlink:type="simple" xlink:href="#_Toc1987732210" office:target-frame-name="_top" xlink:show="replace" text:style-name="Internet_20_link" text:visited-style-name="Visited_20_Internet_20_Link"><text:span text:style-name="Hyperlink"><text:span text:style-name="T4">Capítulo 7: Superando o Jogo da Culpa e Enfrentando o Bullying</text:span></text:span></text:a><text:a xlink:type="simple" xlink:href="#_Toc1987732210" office:target-frame-name="_top" xlink:show="replace" text:style-name="Internet_20_link" text:visited-style-name="Visited_20_Internet_20_Link"><text:span text:style-name="T4"><text:tab/></text:span></text:a><text:a xlink:type="simple" xlink:href="#_Toc1987732210" office:target-frame-name="_top" xlink:show="replace" text:style-name="Internet_20_link" text:visited-style-name="Visited_20_Internet_20_Link"><text:span text:style-name="Hyperlink"><text:span text:style-name="T4">22</text:span></text:span></text:a></text:p>
          <text:p text:style-name="P5"><text:a xlink:type="simple" xlink:href="#_Toc1263234798" office:target-frame-name="_top" xlink:show="replace" text:style-name="Internet_20_link" text:visited-style-name="Visited_20_Internet_20_Link"><text:span text:style-name="Hyperlink"><text:span text:style-name="T4">As Vozes do Passado</text:span></text:span></text:a><text:a xlink:type="simple" xlink:href="#_Toc1263234798" office:target-frame-name="_top" xlink:show="replace" text:style-name="Internet_20_link" text:visited-style-name="Visited_20_Internet_20_Link"><text:span text:style-name="T4"><text:tab/></text:span></text:a><text:a xlink:type="simple" xlink:href="#_Toc1263234798" office:target-frame-name="_top" xlink:show="replace" text:style-name="Internet_20_link" text:visited-style-name="Visited_20_Internet_20_Link"><text:span text:style-name="Hyperlink"><text:span text:style-name="T4">23</text:span></text:span></text:a></text:p>
          <text:p text:style-name="P5"><text:a xlink:type="simple" xlink:href="#_Toc338471280" office:target-frame-name="_top" xlink:show="replace" text:style-name="Internet_20_link" text:visited-style-name="Visited_20_Internet_20_Link"><text:span text:style-name="Hyperlink"><text:span text:style-name="T4">O Medo e a Necessidade de Madurecer</text:span></text:span></text:a><text:a xlink:type="simple" xlink:href="#_Toc338471280" office:target-frame-name="_top" xlink:show="replace" text:style-name="Internet_20_link" text:visited-style-name="Visited_20_Internet_20_Link"><text:span text:style-name="T4"><text:tab/></text:span></text:a><text:a xlink:type="simple" xlink:href="#_Toc338471280" office:target-frame-name="_top" xlink:show="replace" text:style-name="Internet_20_link" text:visited-style-name="Visited_20_Internet_20_Link"><text:span text:style-name="Hyperlink"><text:span text:style-name="T4">24</text:span></text:span></text:a></text:p>
          <text:p text:style-name="P5"><text:a xlink:type="simple" xlink:href="#_Toc1697445687" office:target-frame-name="_top" xlink:show="replace" text:style-name="Internet_20_link" text:visited-style-name="Visited_20_Internet_20_Link"><text:span text:style-name="Hyperlink"><text:span text:style-name="T4">O Processo de Libertação</text:span></text:span></text:a><text:a xlink:type="simple" xlink:href="#_Toc1697445687" office:target-frame-name="_top" xlink:show="replace" text:style-name="Internet_20_link" text:visited-style-name="Visited_20_Internet_20_Link"><text:span text:style-name="T4"><text:tab/></text:span></text:a><text:a xlink:type="simple" xlink:href="#_Toc1697445687" office:target-frame-name="_top" xlink:show="replace" text:style-name="Internet_20_link" text:visited-style-name="Visited_20_Internet_20_Link"><text:span text:style-name="Hyperlink"><text:span text:style-name="T4">25</text:span></text:span></text:a></text:p>
          <text:p text:style-name="P5"><text:a xlink:type="simple" xlink:href="#_Toc238766899" office:target-frame-name="_top" xlink:show="replace" text:style-name="Internet_20_link" text:visited-style-name="Visited_20_Internet_20_Link"><text:span text:style-name="Hyperlink"><text:span text:style-name="T4">Virando um Homem de Verdade</text:span></text:span></text:a><text:a xlink:type="simple" xlink:href="#_Toc238766899" office:target-frame-name="_top" xlink:show="replace" text:style-name="Internet_20_link" text:visited-style-name="Visited_20_Internet_20_Link"><text:span text:style-name="T4"><text:tab/></text:span></text:a><text:a xlink:type="simple" xlink:href="#_Toc238766899" office:target-frame-name="_top" xlink:show="replace" text:style-name="Internet_20_link" text:visited-style-name="Visited_20_Internet_20_Link"><text:span text:style-name="Hyperlink"><text:span text:style-name="T4">26</text:span></text:span></text:a></text:p>
          <text:p text:style-name="P5"><text:a xlink:type="simple" xlink:href="#_Toc2010562597" office:target-frame-name="_top" xlink:show="replace" text:style-name="Internet_20_link" text:visited-style-name="Visited_20_Internet_20_Link"><text:span text:style-name="Hyperlink"><text:span text:style-name="T4">O Desafio da Mudança</text:span></text:span></text:a><text:a xlink:type="simple" xlink:href="#_Toc2010562597" office:target-frame-name="_top" xlink:show="replace" text:style-name="Internet_20_link" text:visited-style-name="Visited_20_Internet_20_Link"><text:span text:style-name="T4"><text:tab/></text:span></text:a><text:a xlink:type="simple" xlink:href="#_Toc2010562597" office:target-frame-name="_top" xlink:show="replace" text:style-name="Internet_20_link" text:visited-style-name="Visited_20_Internet_20_Link"><text:span text:style-name="Hyperlink"><text:span text:style-name="T4">27</text:span></text:span></text:a></text:p>
        </text:index-body>
      </text:table-of-content>
      <text:p text:style-name="P6"/>
      <text:p text:style-name="P7"/>
      <text:p text:style-name="P7"/>
      <text:p text:style-name="P3"/>
      <text:h text:style-name="Heading_20_1" text:outline-level="1"><text:bookmark-start text:name="_Toc849681844"/><text:bookmark-start text:name="__RefHeading___Toc396_3692547165"/><text:span text:style-name="Default_20_Paragraph_20_Font"><text:span text:style-name="T4">Capítulo 1: TOC e a Batalha Contra a Sua Própria Mente</text:span></text:span><text:bookmark-end text:name="_Toc849681844"/><text:bookmark-end text:name="__RefHeading___Toc396_3692547165"/></text:h>
      <text:p text:style-name="First_20_Paragraph"><text:span text:style-name="Default_20_Paragraph_20_Font"><text:span text:style-name="T4">**Aviso ao leitor:** <text:s/></text:span></text:span></text:p>
      <text:p text:style-name="P20">Esta obra foi produzida por alguém sem formação médica ou qualquer vínculo com a área da saúde. Seu conteúdo é baseado exclusivamente em experiências pessoais e reflexões próprias. Por exemplo, quando criança, meu pai dizia: *"Quem come farinha láctea é viado."* Minha mãe, tentando proteger minha paz (e minha dieta), escondia o pote no armário para que eu pudesse comer tranquilamente, sem julgamentos. <text:s/></text:p>
      <text:p text:style-name="P20">O objetivo deste livro é compartilhar vivências e insights sobre o tema, oferecendo uma perspectiva pessoal que pode ser útil para quem enfrenta questões similares. TOC, ou Transtorno Obsessivo-Compulsivo, SO-OCD, HOCD, TOC-OS, medo gay, e outras variantes de nomenclatura, não é só um transtorno comum. Para quem sofre, é como se a mente se tornasse um campo de batalha de guerra, constante. No caso do TOC de Orientação Sexual (TOC-OS), a luta é ainda mais íntima e cruel. Ele mexe com algo essencial: sua identidade. Como um inimigo silencioso, ele planta dúvidas na sua cabeça sobre sua sexualidade, mesmo quando você tem total certeza de quem é. </text:p>
      <text:p text:style-name="Body_20_Text"><text:soft-page-break/><text:span text:style-name="Default_20_Paragraph_20_Font"><text:span text:style-name="T4">Imagine estar em paz com quem você é, e de repente surge uma dúvida do nada: </text:span></text:span><text:span text:style-name="Default_20_Paragraph_20_Font"><text:span text:style-name="T7">“E se eu for gay e nunca percebi?”</text:span></text:span><text:span text:style-name="Default_20_Paragraph_20_Font"><text:span text:style-name="T4"> ou </text:span></text:span><text:span text:style-name="Default_20_Paragraph_20_Font"><text:span text:style-name="T7">“E se eu não for tão hétero quanto pensava?”</text:span></text:span><text:span text:style-name="Default_20_Paragraph_20_Font"><text:span text:style-name="T4">. </text:span></text:span></text:p>
      <text:p text:style-name="P13">Você sabe que esses pensamentos não fazem sentido para você. </text:p>
      <text:p text:style-name="P14">Mas eles continuam vindo, como ondas que te atingem sem trégua.</text:p>
      <text:p text:style-name="P14">O TOC-OS não é sobre quem você realmente é. Não é sobre mudar sua orientação sexual ou descobrir algo novo. É sobre ser tomado por pensamentos intrusivos que te fazem questionar sua identidade o tempo todo. Esses pensamentos não só surgem, mas também parecem obrigar você a buscar respostas — respostas que nunca chegam.</text:p>
      <text:p text:style-name="P14">Homens, em especial, enfrentam uma pressão social absurda para se encaixar em padrões de masculinidade. Muitos têm medo de sequer falar sobre essas questões, por medo de parecerem fracos ou diferentes. Mas, no TOC, o problema não é a sexualidade em si. O problema é o medo irracional de não saber com certeza absoluta quem você é.</text:p>
      <text:p text:style-name="P14"><text:soft-page-break/>Por que isso acontece? O TOC é movido por uma necessidade quase insana de certeza. Ele não aceita o “talvez” ou o “não sei”. Tudo precisa ser preto no branco, resolvido, claro como água. Mas a vida real não funciona assim, e isso faz com que a mente entre em curto-circuito.</text:p>
      <text:p text:style-name="Body_20_Text"><text:span text:style-name="Default_20_Paragraph_20_Font"><text:span text:style-name="T4">Além disso, o TOC-OS não respeita horários ou ocasiões. Ele pode te atacar no trabalho, enquanto você está dirigindo ou até mesmo nos momentos em que deveria estar relaxando. Pode começar com algo pequeno, como ver um ator na TV e se perguntar: </text:span></text:span><text:span text:style-name="Default_20_Paragraph_20_Font"><text:span text:style-name="T7">“Achei ele atraente?”</text:span></text:span><text:span text:style-name="Default_20_Paragraph_20_Font"><text:span text:style-name="T4">. E daí, antes que perceba, está preso em um ciclo de dúvida que dura horas.</text:span></text:span></text:p>
      <text:p text:style-name="P14">Quem nunca lidou com TOC pode pensar que é fácil simplesmente ignorar esses pensamentos. Mas ignorar é como tentar apagar fogo com gasolina. Quanto mais você tenta afastá-los, mais eles retornam, cada vez mais fortes. Isso porque o TOC se alimenta da sua tentativa de controlar os pensamentos.</text:p>
      <text:p text:style-name="P14">A guerra do TOC-OS não é visível para os outros. Para quem está de fora, você pode parecer o mesmo de sempre. Mas, por dentro, é como se estivesse em um ringue, lutando contra um oponente que conhece todas as suas fraquezas.</text:p>
      <text:p text:style-name="P14"><text:soft-page-break/>Além disso, muitos homens com TOC-OS sentem vergonha de buscar ajuda. Eles acham que admitir esses pensamentos é o mesmo que admitir que há algo errado com sua sexualidade. Mas a verdade é que não há nada errado em sentir dúvidas. O problema é quando essas dúvidas são alimentadas por um transtorno que distorce sua percepção.</text:p>
      <text:p text:style-name="Normal"><text:span text:style-name="Default_20_Paragraph_20_Font"><text:span text:style-name="T4"><draw:custom-shape text:anchor-type="as-char" draw:z-index="1" draw:name="Rectangle 2" draw:style-name="gr1" draw:text-style-name="P54" svg:width="16.513cm" svg:height="0.055cm"><text:p/><draw:enhanced-geometry svg:viewBox="0 0 21600 21600" draw:type="non-primitive" draw:enhanced-path="M 0 0 L 21600 0 21600 21600 0 21600 Z N"/></draw:custom-shape></text:span></text:span><text:bookmark text:name="X9ec02b48b94bf97416e8f1f814f4947d4a3d9c6"/></text:p>
      <text:h text:style-name="P29" text:outline-level="3"/>
      <text:h text:style-name="Heading_20_1" text:outline-level="1"><text:bookmark-start text:name="_Toc1333637184"/><text:span text:style-name="Default_20_Paragraph_20_Font"><text:span text:style-name="T4">Capítulo 2: TOC ou Exploração Natural? O Campo Minado da Dúvida</text:span></text:span><text:bookmark-end text:name="_Toc1333637184"/></text:h>
      <text:p text:style-name="P20">Explorar sua sexualidade é normal. Na verdade, é parte do desenvolvimento humano. Mas o TOC transforma algo natural em uma experiência angustiante. A diferença está na intensidade e na forma como você reage aos pensamentos.</text:p>
      <text:p text:style-name="P14">Se você está explorando sua sexualidade, sente curiosidade (Não é seu caso, mas de um homem gay). Pode até surgir um desconforto inicial, mas ele passa conforme você entende mais sobre si mesmo. Já no TOC de checagem (seu caso), o desconforto nunca passa. Ele cresce. Ele te domina.</text:p>
      <text:p text:style-name="P14">Pessoas que exploram naturalmente sua sexualidade se sentem livres para experimentar e refletir. No entanto, quem sofre de TOC-OS sente como se estivesse preso em uma prisão mental. Cada pensamento é analisado, revisitado e esmiuçado.</text:p>
      <text:p text:style-name="Body_20_Text"><text:span text:style-name="Default_20_Paragraph_20_Font"><text:span text:style-name="T4">Imagine, por exemplo, um homem que vê um vídeo ou imagem e tem uma reação inesperada. Alguém sem TOC poderia pensar: </text:span></text:span><text:span text:style-name="Default_20_Paragraph_20_Font"><text:span text:style-name="T7">“Interessante”</text:span></text:span><text:span text:style-name="Default_20_Paragraph_20_Font"><text:span text:style-name="T4"> e seguir em frente. Mas quem sofre de TOC-OS entra em um ciclo de pensamentos como: </text:span></text:span><text:span text:style-name="Default_20_Paragraph_20_Font"><text:span text:style-name="T7">“Por que isso aconteceu? Será que isso significa algo sobre mim? Será que estou mudando?”</text:span></text:span><text:span text:style-name="Default_20_Paragraph_20_Font"><text:span text:style-name="T4">.</text:span></text:span></text:p>
      <text:p text:style-name="P14"><text:soft-page-break/>Esse ciclo é exaustivo. O TOC não te dá espaço para simplesmente aceitar a incerteza. Ele exige que você tenha uma resposta definitiva, o tempo todo.</text:p>
      <text:p text:style-name="P14">Homens enfrentam ainda mais dificuldade para separar os dois. Isso porque a masculinidade tradicional muitas vezes trata qualquer questionamento sobre sexualidade como tabu. Mas o que muitos não entendem é que o TOC-OS não reflete a realidade. Ele é um espelho distorcido, mostrando algo que não existe.</text:p>
      <text:p text:style-name="P14">No entanto, há esperança. Entender que o TOC-OS é um transtorno — e não uma reflexão de quem você é — é o primeiro passo para superar essa batalha. Procurar ajuda especializada, como terapia cognitivo-comportamental (TCC), é fundamental para quebrar o ciclo e retomar o controle sobre sua mente.</text:p>
      <text:p text:style-name="Normal"><text:span text:style-name="Default_20_Paragraph_20_Font"><text:span text:style-name="T4"><draw:custom-shape text:anchor-type="as-char" draw:z-index="2" draw:name="Rectangle 3" draw:style-name="gr1" draw:text-style-name="P54" svg:width="16.513cm" svg:height="0.055cm"><text:p/><draw:enhanced-geometry svg:viewBox="0 0 21600 21600" draw:type="non-primitive" draw:enhanced-path="M 0 0 L 21600 0 21600 21600 0 21600 Z N"/></draw:custom-shape></text:span></text:span></text:p>
      <text:p text:style-name="P2"/>
      <text:h text:style-name="Heading_20_1" text:outline-level="1"><text:bookmark-start text:name="_Toc1703886582"/><text:span text:style-name="Default_20_Paragraph_20_Font"><text:span text:style-name="T4">Capítulo 3: O Ciclo de Obsessão e Compulsão</text:span></text:span><text:bookmark-end text:name="_Toc1703886582"/></text:h>
      <text:p text:style-name="P14">O TOC de Orientação Sexual (TOC-OS) prende suas vítimas em um ciclo angustiante. Ele começa com pensamentos intrusivos, evolui para obsessões debilitantes e finalmente força a realização de compulsões como forma de alívio temporário. Esse ciclo, aparentemente interminável, consome tempo, energia e até mesmo a autoestima de quem sofre com o problema. Neste capítulo, vamos mergulhar fundo em como esse ciclo funciona, explorando suas nuances, os diferentes tipos de TOC-OS e como enfrentá-lo com coragem e estratégia.</text:p>
      <text:p text:style-name="Body_20_Text"><text:span text:style-name="Default_20_Paragraph_20_Font"><text:span text:style-name="T4">A obsessão é o ponto de partida. É aquele pensamento que aparece do nada, causando desconforto extremo. Por exemplo, um homem que se identifica como heterossexual pode, subitamente, ter o pensamento: </text:span></text:span><text:span text:style-name="Default_20_Paragraph_20_Font"><text:span text:style-name="T7">“E se eu for gay e nunca percebi?”</text:span></text:span><text:span text:style-name="Default_20_Paragraph_20_Font"><text:span text:style-name="T4">. Esse pensamento não surge como uma curiosidade ou questionamento natural, mas sim como um ataque à sua identidade.</text:span></text:span></text:p>
      <text:p text:style-name="P14">Então vem a ansiedade. Esse desconforto é o combustível do TOC. Ele faz você acreditar que algo está profundamente errado, que precisa ser resolvido imediatamente. A mente <text:soft-page-break/>começa a buscar respostas, mas no TOC, essas respostas nunca satisfazem. Em vez disso, elas te jogam ainda mais fundo no ciclo.</text:p>
      <text:p text:style-name="P14">Para aliviar a ansiedade, você realiza uma compulsão. No TOC-OS, as compulsões podem variar. Algumas pessoas evitam situações que podem desencadear os pensamentos, como assistir a determinados filmes ou até mesmo interagir com pessoas do mesmo sexo. Outras se testam constantemente, analisando suas reações a diferentes estímulos. Algumas ainda revisitam memórias do passado, tentando encontrar “provas” de sua verdadeira orientação sexual.</text:p>
      <text:p text:style-name="P14">Essas compulsões oferecem alívio, mas é temporário. Em pouco tempo, o pensamento intrusivo retorna, mais forte e persistente do que antes. É como tentar apagar um incêndio com gasolina. Quanto mais você tenta controlar os pensamentos, mais poder eles têm sobre você.<text:bookmark text:name="X8d7dd646361076d813a3400b37c66ece658b532"/></text:p>
      <text:h text:style-name="P28" text:outline-level="3"><text:bookmark-start text:name="_Toc285680231"/>Os Tipos de TOC-OS<text:bookmark-end text:name="_Toc285680231"/></text:h>
      <text:p text:style-name="P20">Dentro do TOC-OS, existem diferentes manifestações. Entender essas variações pode ajudar a reconhecer os padrões do transtorno e desarmá-los.</text:p>
      <text:list xml:id="list138632983" text:style-name="L1">
        <text:list-item text:start-value="1">
          <text:p text:style-name="P30"><text:soft-page-break/><text:span text:style-name="Default_20_Paragraph_20_Font"><text:span text:style-name="T6">Baseado em Ansiedade Sexual</text:span></text:span><text:span text:style-name="Default_20_Paragraph_20_Font"><text:span text:style-name="T4">: Aqui, os pensamentos intrusivos se concentram em cenários sexuais com pessoas do mesmo sexo. A pessoa pode imaginar atos sexuais e se perguntar incessantemente se isso significa algo sobre sua orientação.</text:span></text:span></text:p>
        </text:list-item>
        <text:list-item>
          <text:p text:style-name="P30"><text:span text:style-name="Default_20_Paragraph_20_Font"><text:span text:style-name="T6">Baseado em Identidade</text:span></text:span><text:span text:style-name="Default_20_Paragraph_20_Font"><text:span text:style-name="T4">: Nesse tipo, a obsessão está ligada a uma possível mudança de identidade. A pessoa se questiona: </text:span></text:span><text:span text:style-name="Default_20_Paragraph_20_Font"><text:span text:style-name="T7">“E se eu sempre fui gay e estava reprimindo isso?”</text:span></text:span><text:span text:style-name="Default_20_Paragraph_20_Font"><text:span text:style-name="T4">.</text:span></text:span></text:p>
        </text:list-item>
        <text:list-item>
          <text:p text:style-name="P30"><text:span text:style-name="Default_20_Paragraph_20_Font"><text:span text:style-name="T6">Baseado em Reações Físicas</text:span></text:span><text:span text:style-name="Default_20_Paragraph_20_Font"><text:span text:style-name="T4">: Muitas vezes, o TOC-OS foca em reações corporais. Se a pessoa sente qualquer sensação, como excitação ou ansiedade, na presença de alguém do mesmo sexo, ela imediatamente entra em pânico, interpretando isso como prova de sua orientação sexual.</text:span></text:span></text:p>
        </text:list-item>
        <text:list-item>
          <text:p text:style-name="P30"><text:span text:style-name="Default_20_Paragraph_20_Font"><text:span text:style-name="T6">Heteroflexibilidade ou Ambiguidade</text:span></text:span><text:span text:style-name="Default_20_Paragraph_20_Font"><text:span text:style-name="T4">: Esse tipo se concentra na possibilidade de ser algo entre heterossexual e homossexual. A mente tenta encaixar tudo em categorias rígidas, mas as obsessões tornam isso impossível.</text:span></text:span></text:p>
        </text:list-item>
        <text:list-item>
          <text:p text:style-name="P30"><text:span text:style-name="Default_20_Paragraph_20_Font"><text:span text:style-name="T6">Preocupação Moral ou Religiosa</text:span></text:span><text:span text:style-name="Default_20_Paragraph_20_Font"><text:span text:style-name="T4">: Para alguns, o TOC-OS está ligado a crenças religiosas ou morais. Eles podem temer que sua sexualidade vá contra seus valores ou sua fé, aumentando ainda mais o sofrimento.</text:span></text:span></text:p>
        </text:list-item>
      </text:list>
      <text:p text:style-name="P20">Reconhecer esses padrões é essencial para enfrentar o TOC-OS. Saber que eles são manifestações do transtorno — e não reflexos da realidade — ajuda a enfraquecer o impacto desses pensamentos.<text:bookmark text:name="os-tipos-de-toc-os"/></text:p>
      <text:h text:style-name="P28" text:outline-level="3"><text:bookmark-start text:name="_Toc650096829"/>O Impacto do Ciclo na Vida Diária<text:bookmark-end text:name="_Toc650096829"/></text:h>
      <text:p text:style-name="P20">Esse ciclo de obsessão e compulsão consome a vida de quem sofre de TOC-OS. Ele rouba o prazer dos momentos mais simples, transformando interações cotidianas em batalhas mentais. Uma ida ao trabalho, um jantar com amigos ou até mesmo uma caminhada no parque podem ser interrompidos por uma avalanche de pensamentos intrusivos.</text:p>
      <text:p text:style-name="P14"><text:soft-page-break/>Além disso, o TOC-OS frequentemente cria isolamento. Quem sofre tem medo de falar sobre o que está passando, temendo julgamentos ou incompreensão. Eles acham que ninguém vai entender, ou pior, que serão rejeitados. Esse isolamento só piora a situação, alimentando ainda mais o ciclo.</text:p>
      <text:p text:style-name="P14">Outro aspecto destrutivo é o impacto na autoestima. O TOC-OS faz você duvidar de si mesmo constantemente. Ele transforma sua mente em um inimigo, fazendo você questionar sua própria percepção da realidade.<text:bookmark text:name="o-impacto-do-ciclo-na-vida-diária"/></text:p>
      <text:h text:style-name="P28" text:outline-level="3"><text:bookmark-start text:name="_Toc1747420784"/>Como Enfrentar o Ciclo<text:bookmark-end text:name="_Toc1747420784"/></text:h>
      <text:p text:style-name="P20">A chave para superar o TOC-OS está em quebrar o ciclo de obsessão e compulsão. Isso começa com o entendimento de que os pensamentos intrusivos são apenas isso: pensamentos. Eles não refletem quem você é ou o que deseja.</text:p>
      <text:p text:style-name="Body_20_Text"><text:span text:style-name="Default_20_Paragraph_20_Font"><text:span text:style-name="T4">Uma das ferramentas mais eficazes é a </text:span></text:span><text:span text:style-name="Default_20_Paragraph_20_Font"><text:span text:style-name="T6">Terapia Cognitivo-Comportamental (TCC)</text:span></text:span><text:span text:style-name="Default_20_Paragraph_20_Font"><text:span text:style-name="T4">, especialmente uma abordagem chamada </text:span></text:span><text:span text:style-name="Default_20_Paragraph_20_Font"><text:span text:style-name="T7">Exposição com Prevenção de Resposta (EPR)</text:span></text:span><text:span text:style-name="Default_20_Paragraph_20_Font"><text:span text:style-name="T4">. Nessa terapia, você aprende a confrontar os pensamentos intrusivos sem realizar as compulsões. Isso pode ser desconfortável no início, mas com o tempo, sua mente aprende a não reagir com tanta intensidade.</text:span></text:span></text:p>
      <text:p text:style-name="P14"><text:soft-page-break/>Além disso, aprender a tolerar a incerteza é crucial. O TOC-OS prospera na necessidade de certeza absoluta. Ao aceitar que nem tudo precisa ser resolvido ou respondido, você começa a enfraquecer o poder do transtorno.</text:p>
      <text:p text:style-name="P14">Outra estratégia é identificar as compulsões e reduzi-las gradualmente. Isso pode incluir parar de evitar situações desencadeantes ou interromper os “testes” de reação. Cada pequeno passo conta.</text:p>
      <text:p text:style-name="Normal"><text:span text:style-name="Default_20_Paragraph_20_Font"><text:span text:style-name="T4"><draw:custom-shape text:anchor-type="as-char" draw:z-index="3" draw:name="Rectangle 4" draw:style-name="gr1" draw:text-style-name="P54" svg:width="16.513cm" svg:height="0.055cm"><text:p/><draw:enhanced-geometry svg:viewBox="0 0 21600 21600" draw:type="non-primitive" draw:enhanced-path="M 0 0 L 21600 0 21600 21600 0 21600 Z N"/></draw:custom-shape></text:span></text:span></text:p>
      <text:p text:style-name="P2"/>
      <text:h text:style-name="Heading_20_1" text:outline-level="1"><text:bookmark-start text:name="_Toc864754567"/><text:span text:style-name="Default_20_Paragraph_20_Font"><text:span text:style-name="T4">Capítulo 4: Recuperando o Controle</text:span></text:span><text:bookmark-end text:name="_Toc864754567"/></text:h>
      <text:p text:style-name="P14">O caminho para recuperar o controle sobre sua vida, quando se enfrenta o TOC-OS, é um processo de paciência, autocompaixão e ação consistente. Cada pequeno progresso conta, mesmo quando parece insignificante. Este capítulo vai explorar estratégias práticas para quebrar o domínio do transtorno, fortalecer sua mente e construir uma nova percepção de si mesmo.</text:p>
      <text:p text:style-name="P14">No coração da recuperação está a aceitação. Isso não significa aceitar o TOC-OS como parte permanente da sua vida, mas sim reconhecer que ele está presente agora. Resistir ou lutar contra os pensamentos intrusivos apenas os alimenta. Aceitar que eles existem, mas não precisam ser levados a sério, é um dos primeiros passos para enfraquecê-los.<text:bookmark text:name="como-enfrentar-o-ciclo"/></text:p>
      <text:h text:style-name="P28" text:outline-level="3"><text:bookmark-start text:name="_Toc1526716627"/>Reconstruindo a Autoestima<text:bookmark-end text:name="_Toc1526716627"/></text:h>
      <text:p text:style-name="P20">O TOC-OS corrói sua autoconfiança, fazendo você duvidar de si mesmo em todos os níveis. Para começar a reverter esse dano, é essencial investir no fortalecimento da autoestima. Aqui estão algumas maneiras de fazer isso:</text:p>
      <text:list xml:id="list135139972652048" text:style-name="L1">
        <text:list-item text:start-value="1">
          <text:p text:style-name="P30"><text:soft-page-break/><text:span text:style-name="Default_20_Paragraph_20_Font"><text:span text:style-name="T6">Cultive a Autocompaixão</text:span></text:span><text:span text:style-name="Default_20_Paragraph_20_Font"><text:span text:style-name="T4"><text:line-break/>Em vez de se criticar por ter pensamentos intrusivos, pratique falar consigo mesmo com gentileza. Lembre-se de que você não escolhe os pensamentos que surgem em sua mente e que o TOC é um transtorno, não uma fraqueza.</text:span></text:span></text:p>
        </text:list-item>
      </text:list>
      <text:list xml:id="list348065961" text:style-name="L2">
        <text:list-item>
          <text:p text:style-name="P31"><text:span text:style-name="Default_20_Paragraph_20_Font"><text:span text:style-name="T6">Reconheça Suas Qualidades</text:span></text:span><text:span text:style-name="Default_20_Paragraph_20_Font"><text:span text:style-name="T4"><text:line-break/>Faça uma lista de suas forças, realizações e características positivas. Leia-a regularmente, especialmente nos dias mais difíceis. Isso ajuda a equilibrar a visão distorcida de si mesmo que o TOC-OS tenta impor.</text:span></text:span></text:p>
        </text:list-item>
      </text:list>
      <text:list xml:id="list2930628412" text:style-name="L3">
        <text:list-item>
          <text:p text:style-name="P32"><text:span text:style-name="Default_20_Paragraph_20_Font"><text:span text:style-name="T6">Evite Comparações</text:span></text:span><text:span text:style-name="Default_20_Paragraph_20_Font"><text:span text:style-name="T4"><text:line-break/>Cada pessoa tem suas próprias batalhas. Comparar-se a outros, especialmente em tempos de dificuldade, apenas reforça sentimentos de inadequação. Foque no seu próprio progresso.</text:span></text:span></text:p>
        </text:list-item>
      </text:list>
      <text:list xml:id="list3060276775" text:style-name="L4">
        <text:list-item>
          <text:p text:style-name="P33"><text:span text:style-name="Default_20_Paragraph_20_Font"><text:span text:style-name="T6">Invista em Atividades que Você Ama</text:span></text:span><text:span text:style-name="Default_20_Paragraph_20_Font"><text:span text:style-name="T4"><text:line-break/>Redescubra hobbies e interesses que trazem alegria e satisfação. Esses momentos de prazer podem ser uma âncora importante para a recuperação.</text:span></text:span><text:bookmark text:name="reconstruindo-a-autoestima"/></text:p>
        </text:list-item>
      </text:list>
      <text:h text:style-name="P28" text:outline-level="3"><text:bookmark-start text:name="_Toc1692990760"/>Criando uma Rede de Apoio<text:bookmark-end text:name="_Toc1692990760"/></text:h>
      <text:p text:style-name="P20">O isolamento é um terreno fértil para o TOC-OS. Quanto mais você se fecha, mais poder o transtorno ganha. Abrir-se para pessoas de confiança pode ser difícil, mas é um passo necessário.</text:p>
      <text:list xml:id="list135139864389937" text:style-name="L1">
        <text:list-item text:start-value="1">
          <text:p text:style-name="P30"><text:span text:style-name="Default_20_Paragraph_20_Font"><text:span text:style-name="T6">Compartilhe Sua Jornada</text:span></text:span><text:span text:style-name="Default_20_Paragraph_20_Font"><text:span text:style-name="T4"><text:line-break/>Fale com um amigo próximo, um membro da família ou até mesmo um terapeuta. Explicar o que você está enfrentando pode aliviar a pressão interna e criar uma conexão mais forte com os outros.</text:span></text:span></text:p>
        </text:list-item>
      </text:list>
      <text:list xml:id="list3609172979" text:style-name="L5">
        <text:list-item>
          <text:p text:style-name="P34"><text:span text:style-name="Default_20_Paragraph_20_Font"><text:span text:style-name="T6">Encontre Grupos de Apoio</text:span></text:span><text:span text:style-name="Default_20_Paragraph_20_Font"><text:span text:style-name="T4"><text:line-break/>Participar de grupos, presencialmente ou online, onde outras pessoas enfrentam desafios semelhantes, pode ser transformador. Você perceberá que não está sozinho e aprenderá estratégias valiosas com outras histórias de superação.</text:span></text:span></text:p>
        </text:list-item>
      </text:list>
      <text:list xml:id="list1572274246" text:style-name="L6">
        <text:list-item>
          <text:p text:style-name="P35"><text:span text:style-name="Default_20_Paragraph_20_Font"><text:span text:style-name="T6">Estabeleça Limites Saudáveis</text:span></text:span><text:span text:style-name="Default_20_Paragraph_20_Font"><text:span text:style-name="T4"><text:line-break/>Nem todo mundo entenderá ou apoiará sua jornada. Isso é normal. Foque em construir relacionamentos com pessoas que respeitam suas necessidades e oferecem suporte genuíno.</text:span></text:span><text:bookmark text:name="criando-uma-rede-de-apoio"/></text:p>
        </text:list-item>
      </text:list>
      <text:h text:style-name="P28" text:outline-level="3"><text:bookmark-start text:name="_Toc897273404"/><text:soft-page-break/>Fortalecendo a Mente<text:bookmark-end text:name="_Toc897273404"/></text:h>
      <text:p text:style-name="P20">Enfrentar o TOC-OS é um trabalho mental diário. Quanto mais você treina sua mente para resistir às compulsões e aceitar os pensamentos intrusivos, mais forte você se torna.</text:p>
      <text:list xml:id="list135139423790730" text:style-name="L1">
        <text:list-item text:start-value="1">
          <text:p text:style-name="P30"><text:span text:style-name="Default_20_Paragraph_20_Font"><text:span text:style-name="T6">Pratique a Atenção Plena (Mindfulness)</text:span></text:span><text:span text:style-name="Default_20_Paragraph_20_Font"><text:span text:style-name="T4"><text:line-break/>A atenção plena ajuda a quebrar o ciclo de obsessão e compulsão, ensinando você a observar os pensamentos sem reagir a eles. Comece com exercícios simples de respiração ou meditação guiada.</text:span></text:span></text:p>
        </text:list-item>
      </text:list>
      <text:list xml:id="list3436569393" text:style-name="L7">
        <text:list-item>
          <text:p text:style-name="P36"><text:span text:style-name="Default_20_Paragraph_20_Font"><text:span text:style-name="T6">Reescreva Seu Narrativa Interna</text:span></text:span><text:span text:style-name="Default_20_Paragraph_20_Font"><text:span text:style-name="T4"><text:line-break/>Substitua pensamentos negativos por afirmações positivas. Em vez de pensar: </text:span></text:span><text:span text:style-name="Default_20_Paragraph_20_Font"><text:span text:style-name="T7">“Eu nunca vou superar isso”</text:span></text:span><text:span text:style-name="Default_20_Paragraph_20_Font"><text:span text:style-name="T4">, diga: </text:span></text:span><text:span text:style-name="Default_20_Paragraph_20_Font"><text:span text:style-name="T7">“Eu estou progredindo um dia de cada vez”</text:span></text:span><text:span text:style-name="Default_20_Paragraph_20_Font"><text:span text:style-name="T4">.</text:span></text:span></text:p>
        </text:list-item>
      </text:list>
      <text:list xml:id="list2968680440" text:style-name="L8">
        <text:list-item>
          <text:p text:style-name="P37"><text:span text:style-name="Default_20_Paragraph_20_Font"><text:span text:style-name="T6">Use Técnicas de EPR (Exposição com Prevenção de Resposta)</text:span></text:span><text:span text:style-name="Default_20_Paragraph_20_Font"><text:span text:style-name="T4"><text:line-break/>Trabalhe gradualmente com situações que desencadeiam os pensamentos intrusivos, mas sem recorrer a compulsões. Isso ensina seu cérebro que esses pensamentos não são ameaçadores.</text:span></text:span></text:p>
        </text:list-item>
      </text:list>
      <text:list xml:id="list2834115899" text:style-name="L9">
        <text:list-item>
          <text:p text:style-name="P38"><text:span text:style-name="Default_20_Paragraph_20_Font"><text:span text:style-name="T6">Registre Seus Pensamentos</text:span></text:span><text:span text:style-name="Default_20_Paragraph_20_Font"><text:span text:style-name="T4"><text:line-break/>Manter um diário pode ajudar a identificar padrões no seu TOC-OS e a encontrar estratégias eficazes para lidar com ele. Também serve como uma forma de liberar a tensão mental.</text:span></text:span><text:bookmark text:name="fortalecendo-a-mente"/></text:p>
        </text:list-item>
      </text:list>
      <text:h text:style-name="P28" text:outline-level="3"><text:bookmark-start text:name="_Toc282742440"/>Redescobrindo Sua Identidade<text:bookmark-end text:name="_Toc282742440"/></text:h>
      <text:p text:style-name="P20">O TOC-OS tenta confundir você sobre quem você é, mas ele não tem esse poder. Ao longo da recuperação, você vai redescobrir sua essência, suas paixões e suas verdadeiras crenças.</text:p>
      <text:list xml:id="list135139677862633" text:style-name="L1">
        <text:list-item text:start-value="1">
          <text:p text:style-name="P30"><text:span text:style-name="Default_20_Paragraph_20_Font"><text:span text:style-name="T6">Defina Seus Valores</text:span></text:span><text:span text:style-name="Default_20_Paragraph_20_Font"><text:span text:style-name="T4"><text:line-break/>O que realmente importa para você? Responder a essa pergunta ajuda a lembrar que sua identidade é muito mais rica e complexa do que os pensamentos intrusivos querem fazer parecer.</text:span></text:span></text:p>
        </text:list-item>
      </text:list>
      <text:list xml:id="list2812315511" text:style-name="L10">
        <text:list-item>
          <text:p text:style-name="P39"><text:span text:style-name="Default_20_Paragraph_20_Font"><text:span text:style-name="T6">Crie Novas Memórias</text:span></text:span><text:span text:style-name="Default_20_Paragraph_20_Font"><text:span text:style-name="T4"><text:line-break/>Invista em experiências que reforcem sua identidade e seus interesses. Viajar, </text:span></text:span><text:soft-page-break/><text:span text:style-name="Default_20_Paragraph_20_Font"><text:span text:style-name="T4">aprender algo novo ou apenas passar tempo com pessoas que você ama são formas de construir um novo senso de si mesmo.</text:span></text:span></text:p>
        </text:list-item>
      </text:list>
      <text:list xml:id="list4054598041" text:style-name="L11">
        <text:list-item>
          <text:p text:style-name="P40"><text:span text:style-name="Default_20_Paragraph_20_Font"><text:span text:style-name="T6">Seja Paciente com o Processo</text:span></text:span><text:span text:style-name="Default_20_Paragraph_20_Font"><text:span text:style-name="T4"><text:line-break/>A recuperação não é linear. Haverá dias bons e ruins, mas cada passo à frente é uma vitória. Celebre suas conquistas, por menores que pareçam.</text:span></text:span><text:bookmark text:name="redescobrindo-sua-identidade"/></text:p>
        </text:list-item>
      </text:list>
      <text:h text:style-name="P28" text:outline-level="3"><text:bookmark-start text:name="_Toc2062055128"/>Deixe o Ciclo no Passado<text:bookmark-end text:name="_Toc2062055128"/></text:h>
      <text:p text:style-name="P20">Recuperar o controle sobre sua vida não significa eliminar todos os pensamentos intrusivos. Esses pensamentos podem continuar surgindo, mas eles perderão o poder de controlar você. Ao aprender a lidar com eles de maneira saudável, você cria espaço para viver plenamente.</text:p>
      <text:p text:style-name="Normal"><text:span text:style-name="Default_20_Paragraph_20_Font"><text:span text:style-name="T4"><draw:custom-shape text:anchor-type="as-char" draw:z-index="4" draw:name="Rectangle 5" draw:style-name="gr1" draw:text-style-name="P54" svg:width="16.513cm" svg:height="0.055cm"><text:p/><draw:enhanced-geometry svg:viewBox="0 0 21600 21600" draw:type="non-primitive" draw:enhanced-path="M 0 0 L 21600 0 21600 21600 0 21600 Z N"/></draw:custom-shape></text:span></text:span></text:p>
      <text:p text:style-name="P2"/>
      <text:h text:style-name="Heading_20_1" text:outline-level="1"><text:bookmark-start text:name="_Toc794640261"/><text:span text:style-name="Default_20_Paragraph_20_Font"><text:span text:style-name="T4">Capítulo 5: Desconstruindo o Medo</text:span></text:span><text:bookmark-end text:name="_Toc794640261"/></text:h>
      <text:p text:style-name="P14">O medo é a base do TOC-OS. O transtorno prospera quando você dá espaço ao medo, especialmente quando se trata de enfrentar o que você não quer admitir para si mesmo. Este capítulo é uma jornada para desmontar esse medo, analisar suas origens e transformá-lo em algo que não tenha mais poder sobre você.</text:p>
      <text:p text:style-name="P14">O medo é, na verdade, uma resposta instintiva. Ele nasceu na nossa sobrevivência como seres humanos. Em tempos primitivos, o medo nos mantinha alertas a possíveis perigos, ajudando-nos a evitar situações de risco. Mas no TOC-OS, esse medo se torna distorcido. O que você teme não é um perigo real, mas uma ameaça que sua mente constrói com base em obsessões e pensamentos irracionais. A chave para desarmar esse ciclo é entender que o medo não é um inimigo a ser combatido, mas uma sensação que você pode aprender a tolerar.<text:bookmark text:name="deixe-o-ciclo-no-passado"/></text:p>
      <text:h text:style-name="P28" text:outline-level="3"><text:bookmark-start text:name="_Toc1794124599"/>Identificando e Enfrentando Seus Medos<text:bookmark-end text:name="_Toc1794124599"/></text:h>
      <text:p text:style-name="P20">Quando você olha de frente para seus medos, a maioria deles começa a perder força. Isso é algo que você vai ouvir frequentemente dos terapeutas e especialistas em TOC: “Enfrente <text:soft-page-break/>seus medos.” Porém, como fazer isso efetivamente? Não é sobre agir impulsivamente, mas sobre educar sua mente para entender que o medo, no contexto do TOC, é apenas uma ilusão.</text:p>
      <text:list xml:id="list135138848909114" text:style-name="L1">
        <text:list-item text:start-value="1">
          <text:p text:style-name="P30"><text:span text:style-name="Default_20_Paragraph_20_Font"><text:span text:style-name="T6">Observe os Pensamentos, Não os Aja</text:span></text:span><text:span text:style-name="Default_20_Paragraph_20_Font"><text:span text:style-name="T4"> O medo que o TOC-OS provoca não exige ação imediata. A primeira coisa a entender é que seus pensamentos, por mais intensos que sejam, não são comandos. Eles não exigem que você aja. O simples ato de parar e observar os pensamentos sem se envolver com eles pode enfraquecê-los.</text:span></text:span></text:p>
        </text:list-item>
      </text:list>
      <text:list xml:id="list758637566" text:style-name="L12">
        <text:list-item>
          <text:p text:style-name="P41"><text:span text:style-name="Default_20_Paragraph_20_Font"><text:span text:style-name="T6">Exposição Gradual</text:span></text:span><text:span text:style-name="Default_20_Paragraph_20_Font"><text:span text:style-name="T4"> A exposição gradual é uma das ferramentas mais poderosas no tratamento do TOC. Isso significa confrontar os medos de maneira sistemática e controlada, sem recorrer às compulsões que você usualmente usaria para aliviar a ansiedade. A cada passo que você dá, o medo diminui. O truque é começar com situações mais fáceis e gradualmente trabalhar até as mais difíceis.</text:span></text:span></text:p>
        </text:list-item>
      </text:list>
      <text:list xml:id="list3033193576" text:style-name="L13">
        <text:list-item>
          <text:p text:style-name="P42"><text:span text:style-name="Default_20_Paragraph_20_Font"><text:span text:style-name="T6">Desafiar os Pensamentos Automáticos</text:span></text:span><text:span text:style-name="Default_20_Paragraph_20_Font"><text:span text:style-name="T4"> Muitas vezes, o TOC nos faz acreditar que algo ruim vai acontecer caso não sigamos uma compulsão. O primeiro passo é desafiar essas crenças. Pergunte a si mesmo: </text:span></text:span><text:span text:style-name="Default_20_Paragraph_20_Font"><text:span text:style-name="T7">“O que acontece realmente se eu não seguir esse impulso?”</text:span></text:span><text:span text:style-name="Default_20_Paragraph_20_Font"><text:span text:style-name="T4">. A resposta é geralmente simples: </text:span></text:span><text:span text:style-name="Default_20_Paragraph_20_Font"><text:span text:style-name="T7">“Nada de grave”</text:span></text:span><text:span text:style-name="Default_20_Paragraph_20_Font"><text:span text:style-name="T4">. Tente, em vez de sucumbir à compulsão, observar os resultados de não agir. Isso revela que o medo é, muitas vezes, sem fundamento.</text:span></text:span></text:p>
        </text:list-item>
      </text:list>
      <text:list xml:id="list448152097" text:style-name="L14">
        <text:list-item>
          <text:p text:style-name="P43"><text:span text:style-name="Default_20_Paragraph_20_Font"><text:span text:style-name="T6">Reestruturação Cognitiva</text:span></text:span><text:span text:style-name="Default_20_Paragraph_20_Font"><text:span text:style-name="T4"> A reestruturação cognitiva é uma técnica que envolve identificar e modificar os padrões de pensamento distorcidos que alimentam o TOC. Por exemplo, se o seu medo é de contaminar algo e, por isso, você sente a necessidade de limpar constantemente, a reestruturação cognitiva ajuda a quebrar essa lógica, questionando a realidade do seu medo. “Se a sujeira realmente fosse um risco, isso me afetaria de verdade? Qual é a chance de isso acontecer?”</text:span></text:span><text:bookmark text:name="identificando-e-enfrentando-seus-medos"/></text:p>
        </text:list-item>
      </text:list>
      <text:h text:style-name="P28" text:outline-level="3"><text:bookmark-start text:name="_Toc1386677186"/>A Falácia do Controle Perfeito<text:bookmark-end text:name="_Toc1386677186"/></text:h>
      <text:p text:style-name="P20">No TOC, muitos têm uma necessidade compulsiva de controlar tudo ao seu redor, acreditando que, se não o fizerem, algo ruim acontecerá. O medo de perder o controle é uma característica marcante do transtorno, mas também é um dos maiores mitos que o alimentam. A ideia de que podemos controlar tudo é uma ilusão. Controlar nossos <text:soft-page-break/>pensamentos e comportamentos obsessivos pode parecer uma maneira de nos protegermos, mas, no fim, isso só nos aprisiona ainda mais.</text:p>
      <text:list xml:id="list135138818731158" text:style-name="L1">
        <text:list-item text:start-value="1">
          <text:p text:style-name="P30"><text:span text:style-name="Default_20_Paragraph_20_Font"><text:span text:style-name="T6">Aceitação do Incontrolável</text:span></text:span><text:span text:style-name="Default_20_Paragraph_20_Font"><text:span text:style-name="T4"> Em vez de tentar controlar cada pensamento ou cada situação, o primeiro passo para desarmar o medo é aceitar que nem tudo está sob nosso controle. Pode ser difícil no começo, mas com o tempo você aprenderá a deixar ir a ideia de controle absoluto e, em vez disso, abraçar a incerteza da vida.</text:span></text:span></text:p>
        </text:list-item>
      </text:list>
      <text:list xml:id="list1688461640" text:style-name="L15">
        <text:list-item>
          <text:p text:style-name="P44"><text:span text:style-name="Default_20_Paragraph_20_Font"><text:span text:style-name="T6">O Medo da Perda de Controle</text:span></text:span><text:span text:style-name="Default_20_Paragraph_20_Font"><text:span text:style-name="T4"> Muitos com TOC-OS temem que, ao não realizar uma compulsão, perderão o controle e algo terrível ocorrerá. No entanto, muitas vezes o que realmente acontece é o oposto: ao permitir-se não realizar a compulsão, você ganha o controle sobre seu comportamento. Essa prática fortalece a confiança em sua capacidade de tomar decisões racionais, em vez de se render ao medo irracional.</text:span></text:span><text:bookmark text:name="a-falácia-do-controle-perfeito"/></text:p>
        </text:list-item>
      </text:list>
      <text:h text:style-name="P28" text:outline-level="3"><text:bookmark-start text:name="_Toc1844235509"/>Reestruturando a Relação com o Medo<text:bookmark-end text:name="_Toc1844235509"/></text:h>
      <text:p text:style-name="P20">Se você já tentou enfrentar o TOC-OS, sabe como ele pode ser avassalador. A angústia é real e o medo de que algo ruim aconteça é poderoso. Mas a verdadeira mudança vem ao reestruturar a forma como você se relaciona com o medo. Ele não precisa ser o centro de sua vida. O medo só ganha poder quando você permite que ele dite suas ações. Ao fazer escolhas conscientes e proativas, você retoma as rédeas de sua vida.</text:p>
      <text:list xml:id="list135138932098300" text:style-name="L1">
        <text:list-item text:start-value="1">
          <text:p text:style-name="P30"><text:span text:style-name="Default_20_Paragraph_20_Font"><text:span text:style-name="T6">Não Reaja ao Medo com Ações Impulsivas</text:span></text:span><text:span text:style-name="Default_20_Paragraph_20_Font"><text:span text:style-name="T4"> Em vez de agir impulsivamente, respire e observe. O medo é uma sensação que passa. Ao permitir que ele se dissipe, você vai perceber que ele não é tão imbatível quanto parecia. Sua reação – ou a falta dela – é que determina se o medo vai desaparecer ou continuar a assombrá-lo.</text:span></text:span></text:p>
        </text:list-item>
      </text:list>
      <text:list xml:id="list338559359" text:style-name="L16">
        <text:list-item>
          <text:p text:style-name="P45"><text:span text:style-name="Default_20_Paragraph_20_Font"><text:span text:style-name="T6">Diferencie Medo Real de Medo Irracional</text:span></text:span><text:span text:style-name="Default_20_Paragraph_20_Font"><text:span text:style-name="T4"> O medo real é aquele que nos avisa de um perigo iminente. O medo irracional, como o alimentado pelo TOC, é baseado em ideias distorcidas. A chave para a recuperação é saber distinguir esses dois tipos de medo. À medida que você aprende a identificar qual é o medo real e qual é o medo criado pelo transtorno, você começa a agir de maneira mais racional e menos impulsiva.</text:span></text:span></text:p>
        </text:list-item>
      </text:list>
      <text:list xml:id="list1357715935" text:style-name="L17">
        <text:list-item>
          <text:p text:style-name="P46"><text:soft-page-break/><text:span text:style-name="Default_20_Paragraph_20_Font"><text:span text:style-name="T6">Use o Medo Como Ferramenta de Crescimento</text:span></text:span><text:span text:style-name="Default_20_Paragraph_20_Font"><text:span text:style-name="T4"> Em vez de ver o medo como algo a ser evitado, comece a encará-lo como uma oportunidade para crescer. Cada vez que você enfrenta um medo sem ceder à compulsão, você fortalece a sua capacidade de lidar com a ansiedade e a incerteza da vida. O medo, então, se transforma de inimigo em aliado, pois ele se torna uma oportunidade de aprendizado.</text:span></text:span><text:bookmark text:name="reestruturando-a-relação-com-o-medo"/></text:p>
        </text:list-item>
      </text:list>
      <text:h text:style-name="P28" text:outline-level="3"><text:bookmark-start text:name="_Toc683926668"/>O Poder da Ação Deliberada<text:bookmark-end text:name="_Toc683926668"/></text:h>
      <text:p text:style-name="P20">A ação deliberada é uma das formas mais eficazes de quebrar o ciclo do TOC. Em vez de reagir impulsivamente aos seus medos, você aprende a agir de forma planejada e consciente. Isso não significa ignorar o medo ou tentar suprimi-lo, mas sim tomar decisões baseadas na lógica e nos seus valores, não no medo irracional.</text:p>
      <text:list xml:id="list135138943563517" text:style-name="L1">
        <text:list-item text:start-value="1">
          <text:p text:style-name="P30"><text:span text:style-name="Default_20_Paragraph_20_Font"><text:span text:style-name="T6">Comece Pequeno</text:span></text:span><text:span text:style-name="Default_20_Paragraph_20_Font"><text:span text:style-name="T4"> Não tente dar um grande passo de uma vez. A recuperação é uma jornada, e cada pequeno progresso conta. Comece com tarefas pequenas e, à medida que vai ficando mais confortável, aumente o desafio. O importante é não se deixar paralisar pelo medo.</text:span></text:span></text:p>
        </text:list-item>
      </text:list>
      <text:list xml:id="list3672477643" text:style-name="L18">
        <text:list-item>
          <text:p text:style-name="P47"><text:span text:style-name="Default_20_Paragraph_20_Font"><text:span text:style-name="T6">Aja Mesmo Com Medo</text:span></text:span><text:span text:style-name="Default_20_Paragraph_20_Font"><text:span text:style-name="T4"> Quando o medo aparece, não hesite. Isso não significa ser imprudente, mas agir de forma calculada e firme. Mesmo quando o medo está lá, você pode tomar decisões com base no que sabe ser o melhor para sua recuperação.</text:span></text:span></text:p>
        </text:list-item>
      </text:list>
      <text:p text:style-name="Normal"><text:span text:style-name="Default_20_Paragraph_20_Font"><text:span text:style-name="T4"><draw:custom-shape text:anchor-type="as-char" draw:z-index="5" draw:name="Rectangle 6" draw:style-name="gr1" draw:text-style-name="P54" svg:width="16.513cm" svg:height="0.055cm"><text:p/><draw:enhanced-geometry svg:viewBox="0 0 21600 21600" draw:type="non-primitive" draw:enhanced-path="M 0 0 L 21600 0 21600 21600 0 21600 Z N"/></draw:custom-shape></text:span></text:span></text:p>
      <text:p text:style-name="P2"/>
      <text:h text:style-name="Heading_20_1" text:outline-level="1"><text:bookmark-start text:name="_Toc2101791338"/><text:span text:style-name="Default_20_Paragraph_20_Font"><text:span text:style-name="T4">Capítulo 6: Transformando Seu Mundo Interior</text:span></text:span><text:bookmark-end text:name="_Toc2101791338"/></text:h>
      <text:p text:style-name="P14">Agora que você tem uma compreensão mais profunda do medo, do controle e da recuperação, o próximo passo é transformar seu mundo interior. Em vez de ser governado pelo TOC-OS, você aprenderá a ser o mestre da sua própria mente e a viver a vida que você merece. Vamos explorar como reconstruir sua vida a partir de dentro para fora.</text:p>
      <text:p text:style-name="P14">A ideia de transformar seu mundo interior não é simplesmente apagar o que está errado. Não se trata de negar seus medos, mas de olhar para eles e decidir conscientemente que eles não vão definir sua realidade. É sobre aprender a controlar sua própria percepção e se libertar das armadilhas que sua mente cria, baseadas em experiências passadas ou pensamentos intrusivos.</text:p>
      <text:list xml:id="list135138969786212" text:style-name="L1">
        <text:list-item text:start-value="1">
          <text:p text:style-name="P30"><text:span text:style-name="Default_20_Paragraph_20_Font"><text:span text:style-name="T6">A Mente como Aliada</text:span></text:span><text:span text:style-name="Default_20_Paragraph_20_Font"><text:span text:style-name="T4"> O primeiro passo para transformar sua vida interior é entender que sua mente, muitas vezes vista como inimiga, na verdade pode ser sua maior aliada. Ela foi programada para te proteger, mas, muitas vezes, ela exagera na vigilância e cria situações que não são reais. Ao aprender a direcioná-la, você a transforma de um monstro em uma ferramenta poderosa de enfrentamento.</text:span></text:span></text:p>
        </text:list-item>
      </text:list>
      <text:list xml:id="list1831359215" text:style-name="L19">
        <text:list-item>
          <text:p text:style-name="P48">Quando você é capaz de observar seus pensamentos sem se deixar levar por eles, começa a perceber que eles são apenas isso: pensamentos. Eles não têm controle sobre você, a menos que você permita. Não importa o quão intensos ou irracionais esses pensamentos possam ser, você tem a capacidade de decidir como reagir a eles.</text:p>
        </text:list-item>
      </text:list>
      <text:list xml:id="list2155284158" text:style-name="L20">
        <text:list-item>
          <text:p text:style-name="P49"><text:soft-page-break/><text:span text:style-name="Default_20_Paragraph_20_Font"><text:span text:style-name="T6">Autocompaixão e Aceitação</text:span></text:span><text:span text:style-name="Default_20_Paragraph_20_Font"><text:span text:style-name="T4"> A transformação interna também vem através da prática da autocompaixão. Você não precisa ser perfeito. O TOC-OS não vai desaparecer da noite para o dia. Haverá momentos em que você vai vacilar, vai sentir que não está avançando ou que o medo está tomando conta. Mas esses momentos não são falhas, são apenas parte do processo de recuperação.</text:span></text:span></text:p>
        </text:list-item>
      </text:list>
      <text:list xml:id="list135139349728679" text:style-name="L19">
        <text:list-item>
          <text:p text:style-name="P48">Aceitar sua humanidade, com todas as suas imperfeições e falhas, é um dos maiores passos que você pode dar. Isso não significa se conformar com o transtorno, mas entender que os erros e as dificuldades são uma parte do crescimento.</text:p>
        </text:list-item>
      </text:list>
      <text:list xml:id="list670894913" text:style-name="L21">
        <text:list-item>
          <text:p text:style-name="P50"><text:span text:style-name="Default_20_Paragraph_20_Font"><text:span text:style-name="T6">Desafiando o Conceito de Prazer</text:span></text:span><text:span text:style-name="Default_20_Paragraph_20_Font"><text:span text:style-name="T4"> Uma das maneiras mais poderosas de modificar seu mundo interior é olhar para as experiências que você teme. O TOC frequentemente faz você associar prazer com algo errado ou perigoso. Isso pode se manifestar em diversas formas, desde a preocupação excessiva com pensamentos sobre violência, até a obsessão com temas como a sexualidade.</text:span></text:span></text:p>
        </text:list-item>
      </text:list>
      <text:list xml:id="list135139581462085" text:style-name="L19">
        <text:list-item>
          <text:p text:style-name="P48">Por exemplo, o TOC pode gerar dúvidas sobre sua orientação sexual, fazendo você questionar constantemente se algo que você fez ou viu é uma indicação de que você realmente é algo que você tem medo de ser. Isso pode se manifestar, por exemplo, ao assistir a um filme que tem uma temática homossexual. O TOC pode fazer você achar que, ao assistir a algo assim, você está de alguma forma “provando” ou “confirmando” que você tem um desejo oculto. Isso cria uma sensação de desconforto e angústia.</text:p>
        </text:list-item>
        <text:list-item>
          <text:p text:style-name="P48">Porém, aqui está a chave: assistir a um filme gay, por exemplo, ou qualquer outra experiência que o TOC possa distorcer, não significa que você está se tornando algo que não quer ser. Assistir a esse tipo de conteúdo é uma maneira de entender que as reações que você sente não são necessariamente reflexos de sua verdadeira identidade ou desejo. Elas são apenas respostas do cérebro a um estímulo que o TOC está interpretando de forma exagerada e distorcida.</text:p>
        </text:list-item>
        <text:list-item>
          <text:p text:style-name="P48">Quando você compreende isso, começa a perceber que sua reação não é um reflexo do seu prazer, mas apenas uma reação normal da mente humana ao ver algo que está fora do seu habitual. E, mais importante ainda, você entende que o prazer não está ligado à intensidade da reação, mas à aceitação de que sua experiência de vida é algo natural e não uma ameaça à sua identidade. O prazer, então, se torna uma experiência normal da natureza, sem julgamento, sem distorção. O TOC-OS tenta criar uma narrativa de que, ao se envolver com certos conteúdos ou pensamentos, você está de alguma forma violando um princípio moral, mas isso é um truque da mente. Quando você aprende a desacreditar isso, o poder do transtorno sobre você diminui.<text:bookmark text:name="o-poder-da-ação-deliberada"/></text:p>
        </text:list-item>
      </text:list>
      <text:h text:style-name="P28" text:outline-level="3"><text:bookmark-start text:name="_Toc1315127827"/><text:soft-page-break/>A Liberdade do Desapego<text:bookmark-end text:name="_Toc1315127827"/></text:h>
      <text:p text:style-name="P20">Um dos maiores desafios do TOC-OS é o medo do desapego. Isso pode se manifestar de muitas formas, como a necessidade de controlar pensamentos, ações ou até mesmo sentimentos. Quando você começa a perceber que o prazer não é algo que precisa ser controlado ou evitado, você começa a abrir espaço para a verdadeira liberdade emocional.</text:p>
      <text:list xml:id="list135140284391259" text:style-name="L1">
        <text:list-item text:start-value="1">
          <text:p text:style-name="P30"><text:span text:style-name="Default_20_Paragraph_20_Font"><text:span text:style-name="T6">Aceitação da Imperfeição</text:span></text:span><text:span text:style-name="Default_20_Paragraph_20_Font"><text:span text:style-name="T4"> Ser livre de TOC não significa viver uma vida sem medo ou sem desafios. Significa, na verdade, aceitar a imperfeição da vida e entender que os erros e falhas fazem parte do processo. Quando você se permite falhar e continuar, a ansiedade diminui porque você já não tem mais tanto medo de errar.</text:span></text:span></text:p>
        </text:list-item>
      </text:list>
      <text:list xml:id="list2609503354" text:style-name="L22">
        <text:list-item>
          <text:p text:style-name="P51"><text:span text:style-name="Default_20_Paragraph_20_Font"><text:span text:style-name="T6">Vivendo com Coragem</text:span></text:span><text:span text:style-name="Default_20_Paragraph_20_Font"><text:span text:style-name="T4"> Coragem não é a ausência de medo. Coragem é agir apesar do medo. Isso se aplica especialmente ao TOC. Você vai ter dias em que a ansiedade vai ser forte, em que a tentação de cair nas compulsões será grande. Mas você não precisa ceder. A coragem vem quando você continua, mesmo sabendo que a sensação de desconforto vai passar. Cada vez que você resiste ao impulso de ceder, você ganha um pedaço da sua liberdade.</text:span></text:span></text:p>
        </text:list-item>
      </text:list>
      <text:list xml:id="list1402889748" text:style-name="L23">
        <text:list-item>
          <text:p text:style-name="P52"><text:span text:style-name="Default_20_Paragraph_20_Font"><text:span text:style-name="T6">Desmistificando o Prazer e o Medo</text:span></text:span><text:span text:style-name="Default_20_Paragraph_20_Font"><text:span text:style-name="T4"> Por fim, ao se livrar do medo distorcido, você começa a perceber que o prazer, em todas as suas formas, é uma parte natural da vida. Isso inclui, por exemplo, o prazer que vem de assistir a filmes ou de explorar aspectos da sua sexualidade que o TOC tenta distorcer. Essas experiências não são a raiz de um problema, mas uma expressão da sua capacidade de viver plenamente, sem se prender a conceitos errôneos ou nocivos.</text:span></text:span></text:p>
        </text:list-item>
      </text:list>
      <text:p text:style-name="Normal"><text:span text:style-name="Default_20_Paragraph_20_Font"><text:span text:style-name="T4"><draw:custom-shape text:anchor-type="as-char" draw:z-index="6" draw:name="Rectangle 7" draw:style-name="gr1" draw:text-style-name="P54" svg:width="16.513cm" svg:height="0.055cm"><text:p/><draw:enhanced-geometry svg:viewBox="0 0 21600 21600" draw:type="non-primitive" draw:enhanced-path="M 0 0 L 21600 0 21600 21600 0 21600 Z N"/></draw:custom-shape></text:span></text:span></text:p>
      <text:p text:style-name="P2"/>
      <text:h text:style-name="Heading_20_1" text:outline-level="1"><text:bookmark-start text:name="_Toc1987732210"/><text:span text:style-name="Default_20_Paragraph_20_Font"><text:span text:style-name="T4">Capítulo 7: Superando o Jogo da Culpa e Enfrentando o Bullying</text:span></text:span><text:bookmark-end text:name="_Toc1987732210"/></text:h>
      <text:p text:style-name="P14">O bullying é uma das formas mais destrutivas de violência emocional, principalmente quando se está crescendo. Quando um homem passa por essa experiência na juventude, a dor não fica apenas no corpo, ela se infiltra na alma. As palavras cruéis, as piadas, as agressões veladas e as humilhações têm o poder de transformar um jovem confiante em um adulto cheio de medos, inseguranças e com um monte de vozes na cabeça que insistem em diminuir sua autoestima.</text:p>
      <text:p text:style-name="P14">Essas vozes podem vir de muitas fontes: da escola, do trabalho, de amigos e até de familiares. São vozes que, com o tempo, foram se acumulando, formando uma sinfonia de autocrítica e desespero. Essas vozes têm o poder de moldar quem você é. Elas tentam te convencer de que você não é bom o suficiente, que você nunca será capaz de alcançar o sucesso ou de ser feliz. O problema é que, por muito tempo, você começa a acreditar nelas.<text:bookmark text:name="a-liberdade-do-desapego"/></text:p>
      <text:h text:style-name="P28" text:outline-level="3"><text:bookmark-start text:name="_Toc1263234798"/>As Vozes do Passado<text:bookmark-end text:name="_Toc1263234798"/></text:h>
      <text:p text:style-name="P20">Cada insulto que você ouviu no passado, cada crítica que te fizeram, cada mentira sobre sua capacidade ou valor como homem, se transformaram em vozes internas. Essas vozes não <text:soft-page-break/>falam mais em alto e bom som. Agora elas sussurram, mas seus sussurros são ainda mais poderosos. Elas aparecem sempre que você se depara com uma situação de estresse, ou quando você se sente vulnerável. Elas te dizem: “Você não consegue”, “Você é fraco”, “Você nunca vai ser bom o suficiente”. Isso cria um ciclo vicioso de insegurança e medo, um ciclo que te mantém preso no lugar, impedindo seu crescimento como homem.</text:p>
      <text:p text:style-name="P14">O bullying é uma arma psicológica, e, em muitos casos, ele não vem apenas de outras pessoas, mas de você mesmo. Você começa a se culpar por ser fraco, por não ter sido forte o suficiente para se defender, ou até mesmo por ter se tornado o tipo de homem que sente medo de mostrar vulnerabilidade. Essa culpa é uma carga pesada, e ao carregá-la por muito tempo, ela acaba transformando você em uma pessoa medrosa, hesitante, alguém que evita confrontos e desafios.</text:p>
      <text:p text:style-name="P14">Mas, se você quer deixar essa prisão emocional para trás e se tornar o homem que está destinado a ser, você precisa confrontar essas vozes e entender que elas não têm poder real sobre você. Elas são apenas o reflexo das suas experiências passadas e dos seus medos mais profundos. Não são a verdade. Não são quem você realmente é.<text:bookmark text:name="as-vozes-do-passado"/></text:p>
      <text:h text:style-name="P28" text:outline-level="3"><text:bookmark-start text:name="_Toc338471280"/><text:soft-page-break/>O Medo e a Necessidade de Madurecer<text:bookmark-end text:name="_Toc338471280"/></text:h>
      <text:p text:style-name="P20">A chave para superar essas vozes e o medo que elas geram é entender que, para ser um homem de verdade, você precisa amadurecer. O amadurecimento não acontece apenas com o passar do tempo, ele exige uma mudança de mentalidade. Se você ainda está se agarrando à imagem de si mesmo como alguém que foi humilhado ou que sofreu bullying, você ainda está preso à criança que, no fundo, deseja ser protegida e reconhecida.</text:p>
      <text:p text:style-name="P14">Mas para crescer e se tornar um adulto de verdade, você precisa deixar para trás essa mentalidade de vítima. O medo que você carrega não é uma falha sua. É algo que foi implantado em você por experiências que estavam fora do seu controle. Agora, como adulto, você tem o poder de escolher como responder a esses medos.</text:p>
      <text:p text:style-name="P14">Madurecer é entender que, como homem, você não precisa ser perfeito. Você não precisa esconder suas inseguranças ou fingir que nunca se sentiu fraco. Ser adulto é ser capaz de reconhecer essas fraquezas, mas não deixar que elas determinem quem você é. É olhar para as suas feridas emocionais e ver nelas as cicatrizes que demonstram sua força, e não a sua fraqueza.</text:p>
      <text:p text:style-name="P14">Você tem que parar de esperar que os outros validem suas emoções. Você é o único responsável pelo seu valor, pela sua autoestima. E, para ser um homem de verdade, você <text:soft-page-break/>deve aprender a se defender não só fisicamente, mas emocionalmente. Isso significa parar de se culpar por algo que aconteceu no passado e começar a se responsabilizar por quem você se torna no presente. Não importa o que os outros disseram ou fizeram, importa o que você escolhe acreditar sobre si mesmo agora.<text:bookmark text:name="o-medo-e-a-necessidade-de-madurecer"/></text:p>
      <text:h text:style-name="P28" text:outline-level="3"><text:bookmark-start text:name="_Toc1697445687"/>O Processo de Libertação<text:bookmark-end text:name="_Toc1697445687"/></text:h>
      <text:p text:style-name="P20">Para amadurecer e se libertar desse ciclo de culpa e medo, o primeiro passo é se dar permissão para ser quem você realmente é, sem vergonha. Isso inclui aceitar suas fraquezas, suas falhas e até mesmo os momentos em que você se sentiu como uma vítima. Esses momentos não definem quem você é; eles são parte da sua história, mas não são o seu final.</text:p>
      <text:p text:style-name="P14">A libertação começa quando você diz para si mesmo: “Eu não sou mais aquela criança frágil que sofreu bullying. Eu sou um homem e eu vou tomar as rédeas da minha vida.” Isso significa parar de se punir por erros passados ou por falhas de outros. Significa liberar a culpa e entender que o que aconteceu com você no passado não é culpa sua.</text:p>
      <text:p text:style-name="P14">Para realmente quebrar as correntes do medo e da culpa, você precisa começar a agir, mesmo com o medo. Enfrentar os desafios de frente, sem olhar para trás, sem se importar <text:soft-page-break/>com as vozes que dizem que você não é capaz. Isso não é fácil, mas é o caminho para a verdadeira liberdade.<text:bookmark text:name="o-processo-de-libertação"/></text:p>
      <text:h text:style-name="P28" text:outline-level="3"><text:bookmark-start text:name="_Toc238766899"/>Virando um Homem de Verdade<text:bookmark-end text:name="_Toc238766899"/></text:h>
      <text:p text:style-name="P20">Virar um homem de verdade é aprender a controlar suas emoções, sem ser controlado por elas. Significa agir com coragem, mesmo quando o medo te consome. Isso não significa não ter medo; significa agir apesar do medo. Significa se levantar depois de cada queda, aprender com cada erro e continuar a lutar pela vida que você deseja.</text:p>
      <text:p text:style-name="P14">E acima de tudo, virar um homem de verdade é entender que a sua identidade não está atrelada ao que os outros pensam de você ou ao que você passou. Sua identidade é definida pelo que você decide ser e fazer agora. Isso significa que, mesmo que você tenha sido feito para se sentir pequeno, fraco e indefeso pelo bullying, você tem a capacidade de se reerguer e se tornar alguém muito mais forte do que jamais imaginou.</text:p>
      <text:p text:style-name="P14">Lembre-se: cada um de nós tem a capacidade de se libertar das vozes que nos diminuem. Cada um de nós tem a capacidade de amadurecer, não importa o quanto a vida tenha tentado nos fazer acreditar no contrário. Ao tomar as rédeas do seu destino e parar de se culpar, você começa a se tornar o homem que você sempre deveria ter sido. Não é uma <text:soft-page-break/>transformação instantânea, mas um processo contínuo. E, a cada dia, você ficará mais perto da pessoa que está destinado a ser. <text:bookmark text:name="virando-um-homem-de-verdade"/></text:p>
      <text:h text:style-name="P28" text:outline-level="3"><text:bookmark-start text:name="_Toc2010562597"/>O Desafio da Mudança<text:bookmark-end text:name="_Toc2010562597"/></text:h>
      <text:p text:style-name="P20">O último desafio que você enfrentará nesse processo de amadurecimento é a resistência à mudança. As vozes que ainda persistem em sua mente não vão desaparecer facilmente. Elas vão tentar convencer você de que a velha maneira de pensar, a velha maneira de agir, é mais fácil e segura. Mas se você continuar a seguir esse caminho, você vai estar condenado a uma vida medíocre, cheia de medo e arrependimentos.</text:p>
      <text:p text:style-name="P14">A mudança exige esforço, coragem e, acima de tudo, ação. Você precisa tomar as rédeas da sua vida e não permitir que as circunstâncias ou os outros determinem quem você é. A única pessoa capaz de mudar sua realidade é você. E essa mudança começa no momento em que você decide não mais se permitir ser uma vítima, mas um homem que enfrenta os desafios de frente, com coragem e determinação.</text:p>
      <text:p text:style-name="P15">Agora é a hora de agir. É hora de parar de viver no passado e começar a viver o presente. É hora de se libertar da culpa <text:span text:style-name="T9">inexistente</text:span>, do medo e das vozes que tentam te derrubar. Só assim você vai conseguir se tornar o homem que sempre deveria ter sido: forte, corajoso e <text:soft-page-break/><text:span text:style-name="T9">principalmente, feliz. Sim gay em inglês signfica homem feliz, mas não tem a ver com ser homosexual</text:span>. A palavra "gay" originalmente tinha dois significados em inglês: </text:p>
      <text:p text:style-name="P15">Significado tradicional (século XIX): "Feliz", "alegre", "despreocupado"</text:p>
      <text:p text:style-name="P14">Exemplo: "He was gay and cheerful" (Ele estava feliz e alegre)</text:p>
      <text:p text:style-name="P14">Significado moderno (a partir de meados do século XX): "Homossexual"</text:p>
      <text:p text:style-name="P15"><text:span text:style-name="T9">R</text:span>efere-se a pessoas atraídas romanticamente por pessoas do mesmo sex<text:span text:style-name="T9">o</text:span></text:p>
      <text:p text:style-name="P15">A evolução semântica ocorreu gradualmente nas décadas de 1950-1960, quando o termo passou a ser usado primariamente para descrever orientação sexual. O significado original de "feliz" caiu em desuso.</text:p>
      <text:p text:style-name="P14">Curiosidade linguística: Em textos antigos ou canções antigas (como "Gay Gordon" ou "Don't be cruel to a heart that's true"), "gay" significa simplesmente feliz ou descontraído. <text:span text:style-name="T10">Se tem uma coisa que precisamos aprender com os gays é a sua luta pela liberdade e por sua irmandade. Só o amor e aceitação resolvem a dor do mundo.</text:span></text:p>
      <text:p text:style-name="P3"/>
      <text:h text:style-name="P25" text:outline-level="1"><text:span text:style-name="Default_20_Paragraph_20_Font"><text:span text:style-name="T3">ANEXOS</text:span></text:span></text:h>
      <text:p text:style-name="Body_20_Text"><text:span text:style-name="T4">(tudo bem se você pensou algo relacionado à ânus, é foneticamente similar. E você passou </text:span><text:span text:style-name="T5">muito tempo </text:span><text:span text:style-name="T4">com este assunto </text:span><text:span text:style-name="T5">de checagem,</text:span><text:span text:style-name="T4"> </text:span><text:span text:style-name="T5">do TOC em sua mente.</text:span></text:p>
      <text:p text:style-name="P3"/>
      <text:h text:style-name="P26" text:outline-level="1">Anexo I – Eu sou Gay?</text:h>
      <text:p text:style-name="P14">Não.</text:p>
      <text:p text:style-name="P14"/>
      <text:p text:style-name="P14">Resposta longa: A orientação sexual não é algo que surge de forma repentina ou por dúvida obsessiva. Se você fosse gay, saberia disso de maneira clara e natural, sem necessidade de incessante questionamento. O TOC não tem relação com a orientação em si, mas com o medo irracional gerado pelo estado de alerta do bullying e os ciclos de dúvida que ele gera.</text:p>
      <text:p text:style-name="P3"/>
      <text:h text:style-name="P26" text:outline-level="1">Anexo II <text:s/>- Checagem (Música)</text:h>
      <text:p text:style-name="Body_20_Text"><text:a xlink:type="simple" xlink:href="https://www.youtube.com/watch?v=0y0cY_0s9dM" office:target-frame-name="_top" xlink:show="replace" text:style-name="Internet_20_link" text:visited-style-name="Visited_20_Internet_20_Link"><text:span text:style-name="Hyperlink"><text:span text:style-name="T4">https://www.youtube.com/watch?v=0y0cY_0s9dM</text:span></text:span></text:a></text:p>
      <text:p text:style-name="P9">Checagem</text:p>
      <text:p text:style-name="P9">(Rodrigo Rodriguez)</text:p>
      <text:p text:style-name="P10"><text:span text:style-name="Default_20_Paragraph_20_Font"><text:span text:style-name="T8">Desligue a checagem de orientação sexual</text:span></text:span></text:p>
      <text:p text:style-name="P10"><text:span text:style-name="Default_20_Paragraph_20_Font"><text:span text:style-name="T8">Se o que há é meramente uma defesa banal</text:span></text:span></text:p>
      <text:p text:style-name="P10"><text:span text:style-name="Default_20_Paragraph_20_Font"><text:span text:style-name="T8">A guarda vai alertar com sinais dos mais diversos</text:span></text:span></text:p>
      <text:p text:style-name="P10"><text:span text:style-name="Default_20_Paragraph_20_Font"><text:span text:style-name="T8">Mas é outro coração pulsando ali há alguns metros</text:span></text:span></text:p>
      <text:p text:style-name="P10"><text:span text:style-name="Default_20_Paragraph_20_Font"><text:span text:style-name="T8"><text:s/></text:span></text:span></text:p>
      <text:p text:style-name="P10"><text:span text:style-name="Default_20_Paragraph_20_Font"><text:span text:style-name="T8">Demorou te entender, mas ela sabe quem é você</text:span></text:span></text:p>
      <text:p text:style-name="P10"><text:span text:style-name="Default_20_Paragraph_20_Font"><text:span text:style-name="T8">Um machista com fobias da velha guarda e da TV</text:span></text:span></text:p>
      <text:p text:style-name="P10"><text:span text:style-name="Default_20_Paragraph_20_Font"><text:span text:style-name="T8">Marcam o fim de uma era que os colocava em risco</text:span></text:span></text:p>
      <text:p text:style-name="P10"><text:span text:style-name="Default_20_Paragraph_20_Font"><text:span text:style-name="T8">Permanecendo o comando de modo explícito</text:span></text:span></text:p>
      <text:p text:style-name="P10"><text:span text:style-name="Default_20_Paragraph_20_Font"><text:span text:style-name="T8"><text:s/></text:span></text:span></text:p>
      <text:p text:style-name="P10"><text:span text:style-name="Default_20_Paragraph_20_Font"><text:span text:style-name="T8">Insultos de intrusos que amam ou desmentem</text:span></text:span></text:p>
      <text:p text:style-name="P10"><text:span text:style-name="Default_20_Paragraph_20_Font"><text:span text:style-name="T8">Só o bem para encarar a espiral de frente</text:span></text:span></text:p>
      <text:p text:style-name="P10"><text:span text:style-name="Default_20_Paragraph_20_Font"><text:span text:style-name="T8">O amor próprio usado como encanto</text:span></text:span></text:p>
      <text:p text:style-name="P10"><text:span text:style-name="Default_20_Paragraph_20_Font"><text:span text:style-name="T8">Liberta corpo &amp; voz, intuito &amp; canto</text:span></text:span></text:p>
      <text:p text:style-name="P10"><text:span text:style-name="Default_20_Paragraph_20_Font"><text:span text:style-name="T8"><text:s/></text:span></text:span></text:p>
      <text:p text:style-name="P10"><text:span text:style-name="Default_20_Paragraph_20_Font"><text:span text:style-name="T8">Tem gente crescendo sem faltar boa intenção</text:span></text:span></text:p>
      <text:p text:style-name="P10"><text:span text:style-name="Default_20_Paragraph_20_Font"><text:span text:style-name="T8">Tem gente se recuperando e saindo da prisão</text:span></text:span></text:p>
      <text:p text:style-name="P10"><text:span text:style-name="Default_20_Paragraph_20_Font"><text:span text:style-name="T8">Alguns podem querer uma espécie de Bugatti</text:span></text:span></text:p>
      <text:p text:style-name="P9">Para ficar de fora do bullying deste market</text:p>
      <text:p text:style-name="P10"><text:span text:style-name="Default_20_Paragraph_20_Font"><text:span text:style-name="T8"><text:s/></text:span></text:span></text:p>
      <text:p text:style-name="P10"><text:span text:style-name="Default_20_Paragraph_20_Font"><text:span text:style-name="T8">Procure navegar com essenciais recursos</text:span></text:span></text:p>
      <text:p text:style-name="P10"><text:span text:style-name="Default_20_Paragraph_20_Font"><text:span text:style-name="T8">Calculando o possível – relaxando os músculos</text:span></text:span></text:p>
      <text:p text:style-name="P10"><text:span text:style-name="Default_20_Paragraph_20_Font"><text:span text:style-name="T8">Com a intenção ao alcance das suas mãos</text:span></text:span></text:p>
      <text:p text:style-name="P10"><text:span text:style-name="Default_20_Paragraph_20_Font"><text:span text:style-name="T8">Só te resta ser feliz com o pleno coração</text:span></text:span></text:p>
      <text:p text:style-name="P10"><text:span text:style-name="Default_20_Paragraph_20_Font"><text:span text:style-name="T8"><text:s/></text:span></text:span></text:p>
      <text:p text:style-name="P10"><text:span text:style-name="Default_20_Paragraph_20_Font"><text:span text:style-name="T8">Com a intenção ao alcance das suas mãos</text:span></text:span></text:p>
      <text:p text:style-name="P11"><text:span text:style-name="Default_20_Paragraph_20_Font"><text:span text:style-name="T8">Só te resta ser feliz com o pleno coração</text:span></text:span></text:p>
      <text:h text:style-name="P27" text:outline-level="1">ANEXO III – Sub-tipos de TOC</text:h>
      <text:p text:style-name="P8"><text:span text:style-name="Default_20_Paragraph_20_Font"><text:span text:style-name="T4"/></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Subtipo</text:p>
            </table:table-cell>
            <table:table-cell table:style-name="Table1.A1" office:value-type="string">
              <text:p text:style-name="P19">Características Principais</text:p>
            </table:table-cell>
            <table:table-cell table:style-name="Table1.A1" office:value-type="string">
              <text:p text:style-name="P19">Características Centrais da TOC</text:p>
            </table:table-cell>
          </table:table-row>
        </table:table-header-rows>
        <table:table-row table:style-name="Table1.1">
          <table:table-cell table:style-name="Table1.A2" office:value-type="string">
            <text:p text:style-name="P18">Tudo-ou-Nada</text:p>
          </table:table-cell>
          <table:table-cell table:style-name="Table1.B2" office:value-type="string">
            <text:p text:style-name="P18">Pensamentos gay súbitos assustam a pessoa</text:p>
          </table:table-cell>
          <table:table-cell table:style-name="Table1.C2" office:value-type="string">
            <text:p text:style-name="P18">Crença de que qualquer pensamento gay indica orientação gay</text:p>
          </table:table-cell>
        </table:table-row>
        <table:table-row table:style-name="Table1.1">
          <table:table-cell table:style-name="Table1.A3" office:value-type="string">
            <text:p text:style-name="P18">Relacional</text:p>
          </table:table-cell>
          <table:table-cell table:style-name="Table1.B3" office:value-type="string">
            <text:p text:style-name="P18">Usa potencial “gayness” para explicar relacionamentos heterossexuais fracassados</text:p>
          </table:table-cell>
          <table:table-cell table:style-name="Table1.C3" office:value-type="string">
            <text:p text:style-name="P18">Obsessão com qualidade das relações e conexões interpessoais</text:p>
          </table:table-cell>
        </table:table-row>
        <table:table-row table:style-name="Table1.1">
          <table:table-cell table:style-name="Table1.A4" office:value-type="string">
            <text:p text:style-name="P18">Autodepreciativo</text:p>
          </table:table-cell>
          <table:table-cell table:style-name="Table1.B4" office:value-type="string">
            <text:p text:style-name="P18">Associado mais à depressão <text:span text:style-name="T9">por bullying sobre possívelmente ser de fato homosexual</text:span></text:p>
          </table:table-cell>
          <table:table-cell table:style-name="Table1.C4" office:value-type="string">
            <text:p text:style-name="P18">Pensamentos internos de autossabotagem e autodepreciação</text:p>
          </table:table-cell>
        </table:table-row>
        <table:table-row table:style-name="Table1.1">
          <table:table-cell table:style-name="Table1.A5" office:value-type="string">
            <text:p text:style-name="P18">Histórico Experimental</text:p>
          </table:table-cell>
          <table:table-cell table:style-name="Table1.B5" office:value-type="string">
            <text:p text:style-name="P18">Analisa compulsivamente experiências passadas de exploração sexual</text:p>
          </table:table-cell>
          <table:table-cell table:style-name="Table1.C5" office:value-type="string">
            <text:p text:style-name="P18">Medo de que experiências infantis indiquem orientação sexual diferente</text:p>
          </table:table-cell>
        </table:table-row>
        <table:table-row table:style-name="Table1.1">
          <table:table-cell table:style-name="Table1.A6" office:value-type="string">
            <text:p text:style-name="P18">Homem/Mulher Real</text:p>
          </table:table-cell>
          <table:table-cell table:style-name="Table1.B6" office:value-type="string">
            <text:p text:style-name="P18">Foco em estereótipos de masculinidade/feminilidade</text:p>
          </table:table-cell>
          <table:table-cell table:style-name="Table1.C6" office:value-type="string">
            <text:p text:style-name="P18">Medo de não corresponder a expectativas de gênero</text:p>
          </table:table-cell>
        </table:table-row>
        <table:table-row table:style-name="Table1.1">
          <table:table-cell table:style-name="Table1.A7" office:value-type="string">
            <text:p text:style-name="P18">Resposta Genital</text:p>
          </table:table-cell>
          <table:table-cell table:style-name="Table1.B7" office:value-type="string">
            <text:p text:style-name="P18">Preocupação com sensações genitais “impróprias”</text:p>
          </table:table-cell>
          <table:table-cell table:style-name="Table1.C7" office:value-type="string">
            <text:p text:style-name="P18">Análise compulsiva de respostas corporais</text:p>
          </table:table-cell>
        </table:table-row>
        <table:table-row table:style-name="Table1.1">
          <table:table-cell table:style-name="Table1.A8" office:value-type="string">
            <text:p text:style-name="P18">Espectro</text:p>
          </table:table-cell>
          <table:table-cell table:style-name="Table1.B8" office:value-type="string">
            <text:p text:style-name="P18">Ansiedade sobre posição no espectro sexual</text:p>
          </table:table-cell>
          <table:table-cell table:style-name="Table1.C8" office:value-type="string">
            <text:p text:style-name="P18">Necessidade de categorização precisa da sexualidade</text:p>
          </table:table-cell>
        </table:table-row>
        <table:table-row table:style-name="Table1.1">
          <table:table-cell table:style-name="Table1.A9" office:value-type="string">
            <text:p text:style-name="P18">Necessidade de Saber</text:p>
          </table:table-cell>
          <table:table-cell table:style-name="Table1.B9" office:value-type="string">
            <text:p text:style-name="P18">Experimentação para “descobrir” orientação sexual</text:p>
          </table:table-cell>
          <table:table-cell table:style-name="Table1.C9" office:value-type="string">
            <text:p text:style-name="P18">Busca extrema por certeza absoluta</text:p>
          </table:table-cell>
        </table:table-row>
      </table:table>
      <text:p text:style-name="P21"/>
      <text:p text:style-name="P12"><text:span text:style-name="Default_20_Paragraph_20_Font"><text:span text:style-name="T4">Fonte: </text:span></text:span><text:a xlink:type="simple" xlink:href="https://ocdla.com/sexual-orientation-ocd-hocd-sub-types-treatment-1975" office:target-frame-name="_top" xlink:show="replace" text:style-name="Internet_20_link" text:visited-style-name="Visited_20_Internet_20_Link"><text:span text:style-name="Hyperlink"><text:span text:style-name="T4">https://ocdla.com/sexual-orientation-ocd-hocd-sub-types-treatment-1975</text:span></text:span></text:a><text:span text:style-name="Default_20_Paragraph_20_Font"><text:span text:style-name="T4"> </text:span></text:span></text:p>
      <text:p text:style-name="P16"/>
      <text:p text:style-name="P22"><text:tab/><text:tab/><text:tab/><text:tab/><text:tab/></text:p>
      <text:p text:style-name="P23"><text:tab/><text:tab/><text:tab/><text:tab/><text:tab/>Contribuidores:</text:p>
      <text:p text:style-name="P22"><text:tab/><text:tab/><text:tab/><text:tab/><text:tab/>rodrigorodriguez.com</text:p>
      <text:p text:style-name="P22"><text:tab/><text:tab/><text:tab/><text:tab/><text:tab/>Você aqu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Noto Sans CJK SC" svg:font-family="'Noto Sans CJK SC'" style:font-family-generic="roman"/>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draw:gradient draw:name="a7" draw:style="linear" draw:start-color="#3f80cd" draw:end-color="#9bc1ff" draw:start-intensity="100%" draw:end-intensity="100%" draw:angle="1800" draw:border="0%"/>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Cambria" style:font-size-asian="12pt" style:language-asian="en" style:country-asian="US" style:font-style-asian="normal" style:font-weight-asian="normal" style:font-name-complex="Cambria"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Cambria" style:font-size-asian="12pt" style:language-asian="en" style:country-asian="US" style:font-style-asian="normal" style:font-weight-asian="normal" style:font-name-complex="Cambri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Body_20_Text" style:default-outline-level="1" style:class="text">
      <style:paragraph-properties fo:margin-top="0.847cm" fo:margin-bottom="0cm" loext:contextual-spacing="false" fo:keep-together="always" fo:hyphenation-ladder-count="no-limit" fo:keep-with-next="always"/>
      <style:text-properties fo:color="#4f81bd"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font-size-complex="16pt" style:font-weight-complex="bold" fo:hyphenate="false" loext:hyphenation-no-caps="false"/>
    </style:style>
    <style:style style:name="Heading_20_2" style:display-name="Heading 2" style:family="paragraph" style:parent-style-name="Normal" style:next-style-name="Body_20_Text" style:default-outline-level="2"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4pt" style:font-weight-complex="bold" fo:hyphenate="false" loext:hyphenation-no-caps="false"/>
    </style:style>
    <style:style style:name="Heading_20_3" style:display-name="Heading 3" style:family="paragraph" style:parent-style-name="Normal" style:next-style-name="Body_20_Text" style:default-outline-level="3"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false" loext:hyphenation-no-caps="false"/>
    </style:style>
    <style:style style:name="Heading_20_4" style:display-name="Heading 4" style:family="paragraph" style:parent-style-name="Normal" style:next-style-name="Body_20_Text" style:default-outline-level="4"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font-weight-complex="bold" fo:hyphenate="false" loext:hyphenation-no-caps="false"/>
    </style:style>
    <style:style style:name="Heading_20_5" style:display-name="Heading 5" style:family="paragraph" style:parent-style-name="Normal" style:next-style-name="Body_20_Text" style:default-outline-level="5"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font-style-complex="italic" fo:hyphenate="false" loext:hyphenation-no-caps="false"/>
    </style:style>
    <style:style style:name="Heading_20_6" style:display-name="Heading 6" style:family="paragraph" style:parent-style-name="Normal" style:next-style-name="Body_20_Text" style:default-outline-level="6"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ing_20_7" style:display-name="Heading 7" style:family="paragraph" style:parent-style-name="Normal" style:next-style-name="Body_20_Text" style:default-outline-level="7"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ing_20_8" style:display-name="Heading 8" style:family="paragraph" style:parent-style-name="Normal" style:next-style-name="Body_20_Text" style:default-outline-level="8"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ing_20_9" style:display-name="Heading 9" style:family="paragraph" style:parent-style-name="Normal" style:next-style-name="Body_20_Text" style:default-outline-level="9" style:class="text">
      <style:paragraph-properties fo:margin-top="0.353cm" fo:margin-bottom="0cm" loext:contextual-spacing="false" fo:keep-together="always" fo:hyphenation-ladder-count="no-limit" fo:keep-with-next="always"/>
      <style:text-properties fo:color="#4f81bd"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Normal" style:family="paragraph">
      <style:paragraph-properties fo:margin-top="0cm" fo:margin-bottom="0.353cm" loext:contextual-spacing="false" fo:hyphenation-ladder-count="no-limit"/>
      <style:text-properties fo:hyphenate="false" loext:hyphenation-no-caps="false"/>
    </style:style>
    <style:style style:name="Body_20_Text" style:display-name="Body Text" style:family="paragraph" style:parent-style-name="Normal">
      <style:paragraph-properties fo:margin-top="0.82cm" fo:margin-bottom="0.921cm" loext:contextual-spacing="false" fo:line-height="200%" fo:hyphenation-ladder-count="no-limit"/>
      <style:text-properties fo:hyphenate="false" loext:hyphenation-no-caps="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cm" fo:margin-bottom="0.212cm" loext:contextual-spacing="false" fo:hyphenation-ladder-count="no-limit"/>
      <style:text-properties fo:font-style="italic" style:font-style-asian="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First_20_Paragraph" style:display-name="First Paragraph" style:family="paragraph" style:parent-style-name="Body_20_Text" style:next-style-name="Body_20_Text">
      <style:paragraph-properties fo:margin-top="1.02cm" fo:margin-bottom="1.42cm" loext:contextual-spacing="false" fo:hyphenation-ladder-count="no-limit"/>
      <style:text-properties fo:hyphenate="false" loext:hyphenation-no-caps="false"/>
    </style:style>
    <style:style style:name="Compact" style:family="paragraph" style:parent-style-name="Body_20_Text">
      <style:paragraph-properties fo:margin-top="0.064cm" fo:margin-bottom="0.064cm" loext:contextual-spacing="false" fo:hyphenation-ladder-count="no-limit"/>
      <style:text-properties fo:hyphenate="false" loext:hyphenation-no-caps="false"/>
    </style:style>
    <style:style style:name="Title" style:family="paragraph" style:parent-style-name="Normal" style:next-style-name="Body_20_Text" style:class="chapter">
      <style:paragraph-properties fo:margin-top="0.847cm" fo:margin-bottom="0.423cm" loext:contextual-spacing="false" fo:text-align="center" style:justify-single-word="false" fo:keep-together="always" fo:hyphenation-ladder-count="no-limit" fo:keep-with-next="always"/>
      <style:text-properties fo:color="#345a8a" style:font-name="Calibri" fo:font-family="Calibri" style:font-family-generic="swiss" style:font-pitch="variable" fo:font-size="18pt" fo:font-weight="bold" style:font-name-asian="Calibri" style:font-family-asian="Calibri" style:font-family-generic-asian="swiss" style:font-pitch-asian="variable" style:font-size-asian="18pt" style:font-weight-asian="bold" style:font-name-complex="Calibri" style:font-family-complex="Calibri" style:font-family-generic-complex="swiss" style:font-pitch-complex="variable" style:font-size-complex="18pt" style:font-weight-complex="bold" fo:hyphenate="false" loext:hyphenation-no-caps="false"/>
    </style:style>
    <style:style style:name="Subtitle" style:family="paragraph" style:parent-style-name="Title" style:next-style-name="Body_20_Text" style:class="chapter">
      <style:paragraph-properties fo:margin-top="0.423cm" fo:margin-bottom="0cm" loext:contextual-spacing="false" fo:hyphenation-ladder-count="no-limit"/>
      <style:text-properties fo:font-size="15pt" style:font-size-asian="15pt" style:font-size-complex="15pt" fo:hyphenate="false" loext:hyphenation-no-caps="false"/>
    </style:style>
    <style:style style:name="Author" style:family="paragraph" style:next-style-name="Body_20_Text">
      <style:paragraph-properties fo:margin-top="0cm" fo:margin-bottom="0.353cm" loext:contextual-spacing="false" fo:text-align="center" style:justify-single-word="false" fo:keep-together="always" fo:hyphenation-ladder-count="no-limit" fo:keep-with-next="always"/>
      <style:text-properties fo:hyphenate="false" loext:hyphenation-no-caps="false"/>
    </style:style>
    <style:style style:name="Date" style:family="paragraph" style:next-style-name="Body_20_Text">
      <style:paragraph-properties fo:margin-top="0cm" fo:margin-bottom="0.353cm" loext:contextual-spacing="false" fo:text-align="center" style:justify-single-word="false" fo:keep-together="always" fo:hyphenation-ladder-count="no-limit" fo:keep-with-next="always"/>
      <style:text-properties fo:hyphenate="false" loext:hyphenation-no-caps="false"/>
    </style:style>
    <style:style style:name="Abstract" style:family="paragraph" style:parent-style-name="Normal" style:next-style-name="Body_20_Text">
      <style:paragraph-properties fo:margin-top="0.529cm" fo:margin-bottom="0.529cm" loext:contextual-spacing="false" fo:keep-together="always" fo:hyphenation-ladder-count="no-limit" fo:keep-with-next="always"/>
      <style:text-properties fo:font-size="10pt" style:font-size-asian="10pt" style:font-size-complex="10pt" fo:hyphenate="false" loext:hyphenation-no-caps="false"/>
    </style:style>
    <style:style style:name="Bibliography" style:family="paragraph" style:parent-style-name="Normal">
      <style:paragraph-properties fo:hyphenation-ladder-count="no-limit"/>
      <style:text-properties fo:hyphenate="false" loext:hyphenation-no-caps="false"/>
    </style:style>
    <style:style style:name="Block_20_Text" style:display-name="Block Text" style:family="paragraph" style:parent-style-name="Body_20_Text" style:next-style-name="Body_20_Text">
      <style:paragraph-properties fo:margin-left="0.847cm" fo:margin-right="0.847cm" fo:margin-top="0.176cm" fo:margin-bottom="0.176cm" loext:contextual-spacing="false" fo:hyphenation-ladder-count="no-limit" fo:text-indent="0cm" style:auto-text-indent="false">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Definition_20_Term" style:display-name="Definition Term" style:family="paragraph" style:parent-style-name="Normal" style:next-style-name="Definition">
      <style:paragraph-properties fo:margin-top="0cm" fo:margin-bottom="0cm" loext:contextual-spacing="false" fo:keep-together="always" fo:hyphenation-ladder-count="no-limit" fo:keep-with-next="always"/>
      <style:text-properties fo:font-weight="bold" style:font-weight-asian="bold" fo:hyphenate="false" loext:hyphenation-no-caps="false"/>
    </style:style>
    <style:style style:name="Definition" style:family="paragraph" style:parent-style-name="Normal">
      <style:paragraph-properties fo:hyphenation-ladder-count="no-limit"/>
      <style:text-properties fo:hyphenate="false" loext:hyphenation-no-caps="false"/>
    </style:style>
    <style:style style:name="Table_20_Caption" style:display-name="Table Caption" style:family="paragraph" style:parent-style-name="Caption">
      <style:paragraph-properties fo:hyphenation-ladder-count="no-limit" fo:keep-with-next="always"/>
      <style:text-properties fo:hyphenate="false" loext:hyphenation-no-caps="false"/>
    </style:style>
    <style:style style:name="Image_20_Caption" style:display-name="Image Caption" style:family="paragraph" style:parent-style-name="Caption">
      <style:paragraph-properties fo:hyphenation-ladder-count="no-limit"/>
      <style:text-properties fo:hyphenate="false" loext:hyphenation-no-caps="false"/>
    </style:style>
    <style:style style:name="Figure" style:family="paragraph" style:parent-style-name="Normal" style:class="extra">
      <style:paragraph-properties fo:hyphenation-ladder-count="no-limit"/>
      <style:text-properties fo:hyphenate="false" loext:hyphenation-no-caps="false"/>
    </style:style>
    <style:style style:name="Captioned_20_Figure" style:display-name="Captioned Figure" style:family="paragraph" style:parent-style-name="Figure">
      <style:paragraph-properties fo:hyphenation-ladder-count="no-limit" fo:keep-with-next="always"/>
      <style:text-properties fo:hyphenate="false" loext:hyphenation-no-caps="false"/>
    </style:style>
    <style:style style:name="TOC_20_Heading" style:display-name="TOC Heading" style:family="paragraph" style:parent-style-name="Heading_20_1" style:next-style-name="Body_20_Text" style:default-outline-level="1" style:list-style-name="">
      <style:paragraph-properties fo:margin-top="0.423cm" fo:margin-bottom="0cm" loext:contextual-spacing="false" fo:line-height="107%" fo:hyphenation-ladder-count="no-limit"/>
      <style:text-properties fo:color="#365f91" fo:font-weight="normal" style:font-weight-asian="normal" style:font-weight-complex="normal" fo:hyphenate="false" loext:hyphenation-no-caps="false"/>
    </style:style>
    <style:style style:name="Source_20_Code" style:display-name="Source Code" style:family="paragraph" style:parent-style-name="Normal">
      <style:paragraph-properties fo:hyphenation-ladder-count="no-limit"/>
      <style:text-properties fo:hyphenate="false" loext:hyphenation-no-caps="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loext:hyphenation-no-caps="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modern" style:font-pitch="fixed" fo:font-size="11pt" style:font-size-asian="11pt"/>
    </style:style>
    <style:style style:name="Section_20_Number" style:display-name="Section Number" style:family="text" style:parent-style-name="Caption_20_Char"/>
    <style:style style:name="Footnote_20_Symbol" style:display-name="Footnote Symbol" style:family="text" style:parent-style-name="Caption_20_Char">
      <style:text-properties style:text-position="super 67%"/>
    </style:style>
    <style:style style:name="Footnote_20_anchor" style:display-name="Footnote anchor" style:family="text">
      <style:text-properties style:text-position="super 67%"/>
    </style:style>
    <style:style style:name="Hyper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modern" style:font-pitch="fixed" fo:font-size="11pt" fo:font-weight="bold" style:font-size-asian="11pt" style:font-weight-asian="bold"/>
    </style:style>
    <style:style style:name="DataTypeTok" style:family="text" style:parent-style-name="Verbatim_20_Char">
      <style:text-properties fo:color="#902000" style:font-name="Consolas" fo:font-family="Consolas" style:font-family-generic="modern" style:font-pitch="fixed" fo:font-size="11pt" style:font-size-asian="11pt"/>
    </style:style>
    <style:style style:name="DecValTok" style:family="text" style:parent-style-name="Verbatim_20_Char">
      <style:text-properties fo:color="#40a070" style:font-name="Consolas" fo:font-family="Consolas" style:font-family-generic="modern" style:font-pitch="fixed" fo:font-size="11pt" style:font-size-asian="11pt"/>
    </style:style>
    <style:style style:name="BaseNTok" style:family="text" style:parent-style-name="Verbatim_20_Char">
      <style:text-properties fo:color="#40a070" style:font-name="Consolas" fo:font-family="Consolas" style:font-family-generic="modern" style:font-pitch="fixed" fo:font-size="11pt" style:font-size-asian="11pt"/>
    </style:style>
    <style:style style:name="FloatTok" style:family="text" style:parent-style-name="Verbatim_20_Char">
      <style:text-properties fo:color="#40a070" style:font-name="Consolas" fo:font-family="Consolas" style:font-family-generic="modern" style:font-pitch="fixed" fo:font-size="11pt" style:font-size-asian="11pt"/>
    </style:style>
    <style:style style:name="ConstantTok" style:family="text" style:parent-style-name="Verbatim_20_Char">
      <style:text-properties fo:color="#880000" style:font-name="Consolas" fo:font-family="Consolas" style:font-family-generic="modern" style:font-pitch="fixed" fo:font-size="11pt" style:font-size-asian="11pt"/>
    </style:style>
    <style:style style:name="CharTok" style:family="text" style:parent-style-name="Verbatim_20_Char">
      <style:text-properties fo:color="#4070a0" style:font-name="Consolas" fo:font-family="Consolas" style:font-family-generic="modern" style:font-pitch="fixed" fo:font-size="11pt" style:font-size-asian="11pt"/>
    </style:style>
    <style:style style:name="SpecialCharTok" style:family="text" style:parent-style-name="Verbatim_20_Char">
      <style:text-properties fo:color="#4070a0" style:font-name="Consolas" fo:font-family="Consolas" style:font-family-generic="modern" style:font-pitch="fixed" fo:font-size="11pt" style:font-size-asian="11pt"/>
    </style:style>
    <style:style style:name="StringTok" style:family="text" style:parent-style-name="Verbatim_20_Char">
      <style:text-properties fo:color="#4070a0" style:font-name="Consolas" fo:font-family="Consolas" style:font-family-generic="modern" style:font-pitch="fixed" fo:font-size="11pt" style:font-size-asian="11pt"/>
    </style:style>
    <style:style style:name="VerbatimStringTok" style:family="text" style:parent-style-name="Verbatim_20_Char">
      <style:text-properties fo:color="#4070a0" style:font-name="Consolas" fo:font-family="Consolas" style:font-family-generic="modern" style:font-pitch="fixed" fo:font-size="11pt" style:font-size-asian="11pt"/>
    </style:style>
    <style:style style:name="SpecialStringTok" style:family="text" style:parent-style-name="Verbatim_20_Char">
      <style:text-properties fo:color="#bb6688" style:font-name="Consolas" fo:font-family="Consolas" style:font-family-generic="modern" style:font-pitch="fixed" fo:font-size="11pt" style:font-size-asian="11pt"/>
    </style:style>
    <style:style style:name="ImportTok" style:family="text" style:parent-style-name="Verbatim_20_Char">
      <style:text-properties fo:color="#008000" style:font-name="Consolas" fo:font-family="Consolas" style:font-family-generic="modern" style:font-pitch="fixed" fo:font-size="11pt" fo:font-weight="bold" style:font-size-asian="11pt" style:font-weight-asian="bold"/>
    </style:style>
    <style:style style:name="CommentTok" style:family="text" style:parent-style-name="Verbatim_20_Char">
      <style:text-properties fo:color="#60a0b0" style:font-name="Consolas" fo:font-family="Consolas" style:font-family-generic="modern" style:font-pitch="fixed"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modern" style:font-pitch="fixed"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modern" style:font-pitch="fixed"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modern" style:font-pitch="fixed"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modern" style:font-pitch="fixed" fo:font-size="11pt" style:font-size-asian="11pt"/>
    </style:style>
    <style:style style:name="FunctionTok" style:family="text" style:parent-style-name="Verbatim_20_Char">
      <style:text-properties fo:color="#06287e" style:font-name="Consolas" fo:font-family="Consolas" style:font-family-generic="modern" style:font-pitch="fixed" fo:font-size="11pt" style:font-size-asian="11pt"/>
    </style:style>
    <style:style style:name="VariableTok" style:family="text" style:parent-style-name="Verbatim_20_Char">
      <style:text-properties fo:color="#19177c" style:font-name="Consolas" fo:font-family="Consolas" style:font-family-generic="modern" style:font-pitch="fixed" fo:font-size="11pt" style:font-size-asian="11pt"/>
    </style:style>
    <style:style style:name="ControlFlowTok" style:family="text" style:parent-style-name="Verbatim_20_Char">
      <style:text-properties fo:color="#007020" style:font-name="Consolas" fo:font-family="Consolas" style:font-family-generic="modern" style:font-pitch="fixed" fo:font-size="11pt" fo:font-weight="bold" style:font-size-asian="11pt" style:font-weight-asian="bold"/>
    </style:style>
    <style:style style:name="OperatorTok" style:family="text" style:parent-style-name="Verbatim_20_Char">
      <style:text-properties fo:color="#666666" style:font-name="Consolas" fo:font-family="Consolas" style:font-family-generic="modern" style:font-pitch="fixed" fo:font-size="11pt" style:font-size-asian="11pt"/>
    </style:style>
    <style:style style:name="BuiltInTok" style:family="text" style:parent-style-name="Verbatim_20_Char">
      <style:text-properties fo:color="#008000" style:font-name="Consolas" fo:font-family="Consolas" style:font-family-generic="modern" style:font-pitch="fixed" fo:font-size="11pt" style:font-size-asian="11pt"/>
    </style:style>
    <style:style style:name="ExtensionTok" style:family="text" style:parent-style-name="Verbatim_20_Char">
      <style:text-properties style:font-name="Consolas" fo:font-family="Consolas" style:font-family-generic="modern" style:font-pitch="fixed" fo:font-size="11pt" style:font-size-asian="11pt"/>
    </style:style>
    <style:style style:name="PreprocessorTok" style:family="text" style:parent-style-name="Verbatim_20_Char">
      <style:text-properties fo:color="#bc7a00" style:font-name="Consolas" fo:font-family="Consolas" style:font-family-generic="modern" style:font-pitch="fixed" fo:font-size="11pt" style:font-size-asian="11pt"/>
    </style:style>
    <style:style style:name="AttributeTok" style:family="text" style:parent-style-name="Verbatim_20_Char">
      <style:text-properties fo:color="#7d9029" style:font-name="Consolas" fo:font-family="Consolas" style:font-family-generic="modern" style:font-pitch="fixed" fo:font-size="11pt" style:font-size-asian="11pt"/>
    </style:style>
    <style:style style:name="RegionMarkerTok" style:family="text" style:parent-style-name="Verbatim_20_Char">
      <style:text-properties style:font-name="Consolas" fo:font-family="Consolas" style:font-family-generic="modern" style:font-pitch="fixed" fo:font-size="11pt" style:font-size-asian="11pt"/>
    </style:style>
    <style:style style:name="InformationTok" style:family="text" style:parent-style-name="Verbatim_20_Char">
      <style:text-properties fo:color="#60a0b0" style:font-name="Consolas" fo:font-family="Consolas" style:font-family-generic="modern" style:font-pitch="fixed"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modern" style:font-pitch="fixed"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modern" style:font-pitch="fixed" fo:font-size="11pt" fo:font-weight="bold" style:font-size-asian="11pt" style:font-weight-asian="bold"/>
    </style:style>
    <style:style style:name="ErrorTok" style:family="text" style:parent-style-name="Verbatim_20_Char">
      <style:text-properties fo:color="#ff0000" style:font-name="Consolas" fo:font-family="Consolas" style:font-family-generic="modern" style:font-pitch="fixed" fo:font-size="11pt" fo:font-weight="bold" style:font-size-asian="11pt" style:font-weight-asian="bold"/>
    </style:style>
    <style:style style:name="NormalTok" style:family="text" style:parent-style-name="Verbatim_20_Char">
      <style:text-properties style:font-name="Consolas" fo:font-family="Consolas" style:font-family-generic="modern" style:font-pitch="fixed" fo:font-size="11pt" style:font-size-asian="11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6" style:display-name="WW_CharLFO2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9" style:display-name="WW_CharLFO2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
    <meta:creation-date>2024-11-19T16:51:00Z</meta:creation-date>
    <dc:date>2024-11-19T14:17:19.774532856</dc:date>
    <meta:editing-cycles>10</meta:editing-cycles>
    <meta:editing-duration>PT11M18S</meta:editing-duration>
    <meta:document-statistic meta:table-count="1" meta:image-count="0" meta:object-count="0" meta:page-count="36" meta:paragraph-count="245" meta:word-count="6679" meta:character-count="39682" meta:non-whitespace-character-count="33229"/>
    <meta:user-defined meta:name="AppVersion">12.0000</meta:user-defined>
    <meta:user-defined meta:name="ContentTypeId">0x010100930306311D95AD45876930749EEC296C</meta:user-defined>
    <meta:user-defined meta:name="HyperlinksChanged" meta:value-type="boolean">false</meta:user-defined>
    <meta:user-defined meta:name="LinksUpToDate" meta:value-type="boolean">false</meta:user-defined>
    <meta:user-defined meta:name="MediaServiceImageTags" meta:value-type="string"/>
    <meta:user-defined meta:name="ScaleCrop" meta:value-type="boolean">false</meta:user-defined>
    <meta:user-defined meta:name="ShareDoc" meta:value-type="boolean">false</meta:user-defined>
    <meta:template xlink:type="simple" xlink:actuate="onRequest" xlink:title="" xlink:href="Normal.dotm"/>
  </office:meta>
</office:document-meta>
</file>